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073e56" officeooo:paragraph-rsid="00073e56"/>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73e56" officeooo:paragraph-rsid="00073e56"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7aa86" officeooo:paragraph-rsid="0007aa86" style:font-weight-asian="bold" style:font-weight-complex="bold"/>
    </style:style>
    <style:style style:name="P4" style:family="paragraph" style:parent-style-name="Standard">
      <style:paragraph-properties fo:text-align="start" style:justify-single-word="false"/>
      <style:text-properties style:text-underline-style="none" fo:font-weight="normal" officeooo:rsid="00073e56" officeooo:paragraph-rsid="00073e56"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8facc" officeooo:paragraph-rsid="0008facc"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73e56" officeooo:paragraph-rsid="00073e56" style:font-weight-asian="normal" style:font-weight-complex="normal"/>
    </style:style>
    <style:style style:name="P7" style:family="paragraph" style:parent-style-name="Standard" style:list-style-name="L3">
      <style:paragraph-properties fo:text-align="start" style:justify-single-word="false"/>
      <style:text-properties style:text-underline-style="none" fo:font-weight="normal" officeooo:rsid="00073e56" officeooo:paragraph-rsid="00073e56"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7aa86" officeooo:paragraph-rsid="0007aa86"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7aa86" officeooo:paragraph-rsid="00073e56" style:font-weight-asian="normal" style:font-weight-complex="normal"/>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073e56" officeooo:paragraph-rsid="000b6d1a"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7aa86" style:font-weight-asian="normal" style:font-weight-complex="normal"/>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fo:padding="0.0201in" fo:border="0.06pt solid #000000" style:shadow="none" draw:shadow-opacity="100%" draw:ole-draw-aspect="1"/>
    </style:style>
    <style:style style:name="fr3" style:family="graphic" style:parent-style-name="OLE">
      <style:graphic-properties style:horizontal-pos="center" style:horizontal-rel="paragraph" fo:padding="0.0201in" fo:border="0.06pt solid #000000" style:shadow="none" draw:shadow-opacity="100%" draw:ole-draw-aspect="1"/>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offrey Corey</text:p>
      <text:p text:style-name="P1">CS475 Project 1</text:p>
      <text:p text:style-name="P2">Test Conditions:</text:p>
      <text:p text:style-name="P4">This was ran on my personal laptop.</text:p>
      <text:p text:style-name="P4">Specs:</text:p>
      <text:list xml:id="list5634693222772871043" text:style-name="L3">
        <text:list-item>
          <text:p text:style-name="P7">CPU: Core i3 -2330M CPU (2 Cores, 4 Threads)</text:p>
        </text:list-item>
        <text:list-item>
          <text:p text:style-name="P7">OS: Ubuntu 14.04</text:p>
        </text:list-item>
        <text:list-item>
          <text:p text:style-name="P7">Background Apps: Streaming in Chrome, minimal usage of laptop during testing.</text:p>
        </text:list-item>
      </text:list>
      <text:p text:style-name="P2"/>
      <text:p text:style-name="P2">Volume:</text:p>
      <text:p text:style-name="P4">After running the program with an increasing NUMS, the values seem to converge on a value of around 14.062 or 14.063. The highest values of NUMS I tested was 2^16.</text:p>
      <text:p text:style-name="P4"/>
      <text:p text:style-name="P2">Recorded Data:</text:p>
      <text:p text:style-name="P2"/>
      <text:p text:style-name="P4"><draw:frame draw:style-name="fr1" draw:name="Object1" text:anchor-type="paragraph" svg:x="-0.0457in" svg:y="0.1098in" svg:width="7.0173in" svg:height="2.5854in" draw:z-index="0"><draw:object xlink:href="./Object 1" xlink:type="simple" xlink:show="embed" xlink:actuate="onLoad"/><draw:image xlink:href="./ObjectReplacements/Object 1" xlink:type="simple" xlink:show="embed" xlink:actuate="onLoad"/><svg:desc>OLE-object</svg:desc></draw:frame></text:p>
      <text:p text:style-name="P2"/>
      <text:p text:style-name="P2"/>
      <text:p text:style-name="P2"/>
      <text:p text:style-name="P2"/>
      <text:p text:style-name="P2"><draw:frame draw:style-name="fr2" draw:name="Object2" text:anchor-type="paragraph" svg:width="6.2992in" svg:height="3.5429in" draw:z-index="1"><draw:object xlink:href="./Object 2" xlink:type="simple" xlink:show="embed" xlink:actuate="onLoad"/><draw:image xlink:href="./ObjectReplacements/Object 2" xlink:type="simple" xlink:show="embed" xlink:actuate="onLoad"/></draw:frame><text:soft-page-break/></text:p>
      <text:p text:style-name="P2"/>
      <text:p text:style-name="P2"><draw:frame draw:style-name="fr3" draw:name="Object3" text:anchor-type="paragraph" svg:width="6.2992in" svg:height="4.6492in" draw:z-index="2"><draw:object xlink:href="./Object 3" xlink:type="simple" xlink:show="embed" xlink:actuate="onLoad"/><draw:image xlink:href="./ObjectReplacements/Object 3" xlink:type="simple" xlink:show="embed" xlink:actuate="onLoad"/></draw:frame></text:p>
      <text:p text:style-name="P2"/>
      <text:p text:style-name="P2">Observations:</text:p>
      <text:p text:style-name="P4">Regardless of the number of threads being used, there is an increase in the amount of computations <text:soft-page-break/>done <text:s/>per second.</text:p>
      <text:p text:style-name="P2"/>
      <text:p text:style-name="P4">When NUMs goes from 1024 to 16384, there is a sharp rise the Mega Computes/second. There is also a tapering off once NUMS reaches close to 4194304</text:p>
      <text:p text:style-name="P2"/>
      <text:p text:style-name="P8">Another interesting observation to note is for NUMT &gt; 4. These results seem to cluster around each other even though the performance should be worse (running more software threads than available cores/hardware threads for compute intensive tasks).</text:p>
      <text:p text:style-name="P3"/>
      <text:p text:style-name="P3">Explanations:</text:p>
      <text:p text:style-name="P2"><text:span text:style-name="T1">There is an abnormality where the Mega Computes/second drop</text:span><text:span text:style-name="T2">s for NUMT 2, 4, and 6. It is not clear why this is, but since it happened for multiple threads, you can rule our inadvertent computer usage.</text:span></text:p>
      <text:p text:style-name="P2"/>
      <text:p text:style-name="P3"><text:span text:style-name="T2">I</text:span><text:span text:style-name="T1">n the seconds graph when the Mega Computes/second drops, this could be due to inefficient cache usage as well as inefficient coding practices in the functions being run by the threads for the compute intensive operations being done.</text:span></text:p>
      <text:p text:style-name="P2"/>
      <text:p text:style-name="P3">Parallel Fraction:</text:p>
      <text:p text:style-name="P5"><draw:frame draw:style-name="fr4" draw:name="Object4" text:anchor-type="as-char" svg:y="-0.2693in" svg:width="3.9665in" svg:height="0.4429in" draw:z-index="3"><draw:object xlink:href="./Object 4" xlink:type="simple" xlink:show="embed" xlink:actuate="onLoad"/><draw:image xlink:href="./ObjectReplacements/Object 4" xlink:type="simple" xlink:show="embed" xlink:actuate="onLoad"/></draw:frame></text:p>
      <text:p text:style-name="P3">Maximum Speed-up:</text:p>
      <text:p text:style-name="P3"/>
      <text:p text:style-name="P3"><draw:frame draw:style-name="fr4" draw:name="Object5" text:anchor-type="as-char" svg:y="-0.2437in" svg:width="4.3417in" svg:height="0.4181in" draw:z-index="4"><draw:object xlink:href="./Object 5" xlink:type="simple" xlink:show="embed" xlink:actuate="onLoad"/><draw:image xlink:href="./ObjectReplacements/Object 5" xlink:type="simple" xlink:show="embed" xlink:actuate="onLoad"/></draw:frame></text:p>
      <text:p text:style-name="P2"/>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3T21:16:45.950348492</meta:creation-date>
    <dc:date>2014-04-23T22:34:47.414319685</dc:date>
    <meta:editing-duration>PT14M30S</meta:editing-duration>
    <meta:editing-cycles>2</meta:editing-cycles>
    <meta:generator>LibreOffice/4.2.3.3$Linux_X86_64 LibreOffice_project/420m0$Build-3</meta:generator>
    <meta:document-statistic meta:table-count="0" meta:image-count="0" meta:object-count="5" meta:page-count="3" meta:paragraph-count="22" meta:word-count="238" meta:character-count="1413" meta:non-whitespace-character-count="11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165in"/>
    </style:style>
    <style:style style:name="co3" style:family="table-column">
      <style:table-column-properties fo:break-before="auto" style:column-width="1.029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000000" fo:border-left="0.06pt solid #000000" fo:border-right="none" fo:border-top="0.06pt solid #000000"/>
      <style:text-properties style:text-position=""/>
    </style:style>
    <style:style style:name="ce10" style:family="table-cell" style:parent-style-name="Default">
      <style:table-cell-properties fo:border-bottom="none" style:text-align-source="fix" style:repeat-content="false" fo:border-left="none" fo:border-right="0.06pt solid #000000" fo:border-top="none"/>
      <style:paragraph-properties fo:text-align="end" fo:margin-left="0in"/>
      <style:text-properties style:text-position=""/>
    </style:style>
    <style:style style:name="ce11" style:family="table-cell" style:parent-style-name="Default">
      <style:table-cell-properties fo:border-bottom="0.06pt solid #000000" style:text-align-source="fix" style:repeat-content="false" fo:border-left="none" fo:border-right="0.06pt solid #000000" fo:border-top="none"/>
      <style:paragraph-properties fo:text-align="end" fo:margin-left="0in"/>
      <style:text-properties style:text-position=""/>
    </style:style>
    <style:style style:name="ce12" style:family="table-cell" style:parent-style-name="Default">
      <style:table-cell-properties fo:border-bottom="0.06pt solid #000000" fo:background-color="#000000" fo:border-left="none" fo:border-right="none" fo:border-top="none"/>
      <style:text-properties style:text-position=""/>
    </style:style>
    <style:style style:name="ce13"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in"/>
      <style:text-properties style:text-position=""/>
    </style:style>
    <style:style style:name="ce14" style:family="table-cell" style:parent-style-name="Default">
      <style:table-cell-properties fo:border="none"/>
      <style:text-properties style:text-position=""/>
    </style:style>
    <style:style style:name="ce15" style:family="table-cell" style:parent-style-name="Default">
      <style:table-cell-properties fo:border-bottom="0.06pt solid #000000" fo:border-left="none" fo:border-right="none" fo:border-top="none"/>
      <style:text-properties style:text-position=""/>
    </style:style>
    <style:style style:name="ce16"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style:text-properties style:text-position=""/>
    </style:style>
    <style:style style:name="ce17" style:family="table-cell" style:parent-style-name="Default">
      <style:table-cell-properties fo:border-bottom="none" fo:border-left="none" fo:border-right="none" fo:border-top="0.06pt solid #000000"/>
      <style:text-properties style:text-position=""/>
    </style:style>
    <style:style style:name="ce18" style:family="table-cell" style:parent-style-name="Default">
      <style:text-properties style:text-position="" style:font-name="Liberation Sans" style:font-name-asian="Droid Sans Fallback" style:font-name-complex="FreeSans"/>
    </style:style>
    <style:style style:name="ce19" style:family="table-cell" style:parent-style-name="Default">
      <style:table-cell-properties fo:border-bottom="0.06pt solid #000000" fo:border-left="none" fo:border-right="none" fo:border-top="none"/>
      <style:text-properties style:text-position="" style:font-name="Liberation Sans" style:font-name-asian="Droid Sans Fallback" style:font-name-complex="FreeSans"/>
    </style:style>
    <style:style style:name="ce2" style:family="table-cell" style:parent-style-name="Default">
      <style:table-cell-properties fo:border-bottom="none" fo:background-color="#000000" fo:border-left="0.06pt solid #000000" fo:border-right="none" fo:border-top="none"/>
      <style:text-properties fo:color="#800000" style:text-position=""/>
    </style:style>
    <style:style style:name="ce20" style:family="table-cell" style:parent-style-name="Default">
      <style:table-cell-properties fo:border-bottom="none" fo:border-left="none" fo:border-right="0.06pt solid #000000" fo:border-top="0.06pt solid #000000"/>
      <style:text-properties style:text-position=""/>
    </style:style>
    <style:style style:name="ce21" style:family="table-cell" style:parent-style-name="Default">
      <style:table-cell-properties fo:border-bottom="0.06pt solid #000000" fo:border-left="none" fo:border-right="0.06pt solid #000000" fo:border-top="none"/>
      <style:text-properties style:text-position=""/>
    </style:style>
    <style:style style:name="ce22" style:family="table-cell" style:parent-style-name="Default">
      <style:table-cell-properties fo:border-bottom="none" fo:border-left="none" fo:border-right="0.06pt solid #000000" fo:border-top="none"/>
      <style:text-properties style:text-position=""/>
    </style:style>
    <style:style style:name="ce3" style:family="table-cell" style:parent-style-name="Default">
      <style:table-cell-properties style:text-align-source="fix" style:repeat-content="false" fo:border="0.06pt solid #000000" style:rotation-angle="90" style:vertical-align="middle"/>
      <style:paragraph-properties fo:text-align="center" fo:margin-left="0in"/>
      <style:text-properties style:text-position=""/>
    </style:style>
    <style:style style:name="ce4" style:family="table-cell" style:parent-style-name="Default">
      <style:table-cell-properties fo:border-bottom="none" fo:border-left="0.06pt solid #000000" fo:border-right="none" fo:border-top="none"/>
      <style:text-properties style:text-position=""/>
    </style:style>
    <style:style style:name="ce5" style:family="table-cell" style:parent-style-name="Default">
      <style:table-cell-properties fo:border-bottom="0.06pt solid #000000" fo:border-left="0.06pt solid #000000" fo:border-right="none" fo:border-top="none"/>
      <style:text-properties style:text-position=""/>
    </style:style>
    <style:style style:name="ce6" style:family="table-cell" style:parent-style-name="Default">
      <style:table-cell-properties fo:border-bottom="0.06pt solid #000000" fo:background-color="#000000" fo:border-left="0.06pt solid #000000" fo:border-right="none" fo:border-top="none"/>
      <style:text-properties style:text-position=""/>
    </style:style>
    <style:style style:name="ce7" style:family="table-cell" style:parent-style-name="Default">
      <style:table-cell-properties fo:border-bottom="none" fo:background-color="#000000" fo:border-left="none" fo:border-right="none" fo:border-top="0.06pt solid #000000"/>
      <style:text-properties style:text-position=""/>
    </style:style>
    <style:style style:name="ce8" style:family="table-cell" style:parent-style-name="Default">
      <style:table-cell-properties fo:background-color="#000000"/>
      <style:text-properties fo:color="#800000" style:text-position=""/>
    </style:style>
    <style:style style:name="ce9" style:family="table-cell" style:parent-style-name="Default">
      <style:table-cell-properties fo:border-bottom="none" style:text-align-source="fix" style:repeat-content="false" fo:border-left="none" fo:border-right="0.06pt solid #000000" fo:border-top="none" style:vertical-align="middle"/>
      <style:paragraph-properties fo:text-align="end" fo:margin-left="0in"/>
      <style:text-properties style:text-position=""/>
    </style:style>
    <style:style style:name="ce31" style:family="table-cell" style:parent-style-name="Default">
      <style:table-cell-properties fo:border-bottom="none" fo:background-color="#000000" fo:border-left="0.06pt solid #000000" fo:border-right="none" fo:border-top="0.06pt solid #000000"/>
    </style:style>
    <style:style style:name="ce32" style:family="table-cell" style:parent-style-name="Default">
      <style:table-cell-properties fo:border-bottom="none" fo:background-color="#000000" fo:border-left="0.06pt solid #000000" fo:border-right="none" fo:border-top="none"/>
      <style:text-properties fo:color="#800000"/>
    </style:style>
    <style:style style:name="ce33" style:family="table-cell" style:parent-style-name="Default">
      <style:table-cell-properties style:text-align-source="fix" style:repeat-content="false" fo:border="0.06pt solid #000000" style:rotation-angle="90" style:vertical-align="middle"/>
      <style:paragraph-properties fo:text-align="center" fo:margin-left="0in"/>
    </style:style>
    <style:style style:name="ce34" style:family="table-cell" style:parent-style-name="Default">
      <style:table-cell-properties fo:border-bottom="none" fo:border-left="0.06pt solid #000000" fo:border-right="none" fo:border-top="none"/>
    </style:style>
    <style:style style:name="ce35" style:family="table-cell" style:parent-style-name="Default">
      <style:table-cell-properties fo:border-bottom="0.06pt solid #000000" fo:border-left="0.06pt solid #000000" fo:border-right="none" fo:border-top="none"/>
    </style:style>
    <style:style style:name="ce36" style:family="table-cell" style:parent-style-name="Default">
      <style:table-cell-properties fo:border-bottom="0.06pt solid #000000" fo:background-color="#000000" fo:border-left="0.06pt solid #000000" fo:border-right="none" fo:border-top="none"/>
    </style:style>
    <style:style style:name="ce37" style:family="table-cell" style:parent-style-name="Default">
      <style:table-cell-properties fo:border-bottom="none" fo:background-color="#000000" fo:border-left="none" fo:border-right="none" fo:border-top="0.06pt solid #000000"/>
    </style:style>
    <style:style style:name="ce38" style:family="table-cell" style:parent-style-name="Default">
      <style:table-cell-properties fo:background-color="#000000"/>
      <style:text-properties fo:color="#800000"/>
    </style:style>
    <style:style style:name="ce39" style:family="table-cell" style:parent-style-name="Default">
      <style:table-cell-properties fo:border-bottom="none" style:text-align-source="fix" style:repeat-content="false" fo:border-left="none" fo:border-right="0.06pt solid #000000" fo:border-top="none" style:vertical-align="middle"/>
      <style:paragraph-properties fo:text-align="end" fo:margin-left="0in"/>
    </style:style>
    <style:style style:name="ce40" style:family="table-cell" style:parent-style-name="Default">
      <style:table-cell-properties fo:border-bottom="none" style:text-align-source="fix" style:repeat-content="false" fo:border-left="none" fo:border-right="0.06pt solid #000000" fo:border-top="none"/>
      <style:paragraph-properties fo:text-align="end" fo:margin-left="0in"/>
    </style:style>
    <style:style style:name="ce41" style:family="table-cell" style:parent-style-name="Default">
      <style:table-cell-properties fo:border-bottom="0.06pt solid #000000" style:text-align-source="fix" style:repeat-content="false" fo:border-left="none" fo:border-right="0.06pt solid #000000" fo:border-top="none"/>
      <style:paragraph-properties fo:text-align="end" fo:margin-left="0in"/>
    </style:style>
    <style:style style:name="ce42" style:family="table-cell" style:parent-style-name="Default">
      <style:table-cell-properties fo:border-bottom="0.06pt solid #000000" fo:background-color="#000000" fo:border-left="none" fo:border-right="none" fo:border-top="none"/>
    </style:style>
    <style:style style:name="ce43"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in"/>
    </style:style>
    <style:style style:name="ce44" style:family="table-cell" style:parent-style-name="Default">
      <style:table-cell-properties fo:border="none"/>
    </style:style>
    <style:style style:name="ce45" style:family="table-cell" style:parent-style-name="Default">
      <style:table-cell-properties fo:border-bottom="0.06pt solid #000000" fo:border-left="none" fo:border-right="none" fo:border-top="none"/>
    </style:style>
    <style:style style:name="ce46"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style:style>
    <style:style style:name="ce47" style:family="table-cell" style:parent-style-name="Default">
      <style:table-cell-properties fo:border-bottom="none" fo:border-left="none" fo:border-right="none" fo:border-top="0.06pt solid #000000"/>
    </style:style>
    <style:style style:name="ce48" style:family="table-cell" style:parent-style-name="Default">
      <style:text-properties style:font-name="Liberation Sans" style:font-name-asian="Droid Sans Fallback" style:font-name-complex="FreeSans"/>
    </style:style>
    <style:style style:name="ce49" style:family="table-cell" style:parent-style-name="Default">
      <style:table-cell-properties fo:border-bottom="0.06pt solid #000000" fo:border-left="none" fo:border-right="none" fo:border-top="none"/>
      <style:text-properties style:font-name="Liberation Sans" style:font-name-asian="Droid Sans Fallback" style:font-name-complex="FreeSans"/>
    </style:style>
    <style:style style:name="ce50" style:family="table-cell" style:parent-style-name="Default">
      <style:table-cell-properties fo:border-bottom="none" fo:border-left="none" fo:border-right="0.06pt solid #000000" fo:border-top="0.06pt solid #000000"/>
    </style:style>
    <style:style style:name="ce51" style:family="table-cell" style:parent-style-name="Default">
      <style:table-cell-properties fo:border-bottom="0.06pt solid #000000" fo:border-left="none" fo:border-right="0.06pt solid #000000" fo:border-top="none"/>
    </style:style>
    <style:style style:name="ce52" style:family="table-cell" style:parent-style-name="Default">
      <style:table-cell-properties fo:border-bottom="none" fo:border-left="none" fo:border-right="0.06pt solid #000000" fo:border-top="none"/>
    </style:style>
  </office:automatic-styles>
  <office:body>
    <office:spreadsheet>
      <table:table table:name="Sheet1" table:style-name="ta1">
        <table:table-column table:style-name="co1" table:number-columns-repeated="3" table:default-cell-style-name="Default"/>
        <table:table-column table:style-name="co2" table:default-cell-style-name="Default"/>
        <table:table-column table:style-name="co3" table:number-columns-repeated="8" table:default-cell-style-name="Default"/>
        <table:table-row table:style-name="ro1" table:number-rows-repeated="19">
          <table:table-cell table:number-columns-repeated="12"/>
        </table:table-row>
        <table:table-row table:style-name="ro1">
          <table:table-cell table:number-columns-repeated="2"/>
          <table:table-cell table:style-name="ce31"/>
          <table:table-cell table:style-name="ce37"/>
          <table:table-cell table:style-name="ce43" office:value-type="string" calcext:value-type="string" table:number-columns-spanned="8" table:number-rows-spanned="1">
            <text:p>Number of Threads</text:p>
          </table:table-cell>
          <table:covered-table-cell table:number-columns-repeated="6" table:style-name="ce47"/>
          <table:covered-table-cell table:style-name="ce50"/>
        </table:table-row>
        <table:table-row table:style-name="ro1">
          <table:table-cell table:number-columns-repeated="2"/>
          <table:table-cell table:style-name="ce32"/>
          <table:table-cell table:style-name="ce38"/>
          <table:table-cell table:style-name="ce35" office:value-type="float" office:value="1" calcext:value-type="float">
            <text:p>1</text:p>
          </table:table-cell>
          <table:table-cell table:style-name="ce45" office:value-type="float" office:value="2" calcext:value-type="float">
            <text:p>2</text:p>
          </table:table-cell>
          <table:table-cell table:style-name="ce45" office:value-type="float" office:value="3" calcext:value-type="float">
            <text:p>3</text:p>
          </table:table-cell>
          <table:table-cell table:style-name="ce45" office:value-type="float" office:value="4" calcext:value-type="float">
            <text:p>4</text:p>
          </table:table-cell>
          <table:table-cell table:style-name="ce45" office:value-type="float" office:value="5" calcext:value-type="float">
            <text:p>5</text:p>
          </table:table-cell>
          <table:table-cell table:style-name="ce45" office:value-type="float" office:value="6" calcext:value-type="float">
            <text:p>6</text:p>
          </table:table-cell>
          <table:table-cell table:style-name="ce45" office:value-type="float" office:value="7" calcext:value-type="float">
            <text:p>7</text:p>
          </table:table-cell>
          <table:table-cell table:style-name="ce51" office:value-type="float" office:value="8" calcext:value-type="float">
            <text:p>8</text:p>
          </table:table-cell>
        </table:table-row>
        <table:table-row table:style-name="ro1">
          <table:table-cell table:number-columns-repeated="2"/>
          <table:table-cell table:style-name="ce33" office:value-type="string" calcext:value-type="string" table:number-columns-spanned="1" table:number-rows-spanned="15">
            <text:p>Subdivisions</text:p>
          </table:table-cell>
          <table:table-cell table:style-name="ce39" office:value-type="float" office:value="4" calcext:value-type="float">
            <text:p>4</text:p>
          </table:table-cell>
          <table:table-cell table:style-name="ce44" office:value-type="float" office:value="0.0307692307692308" calcext:value-type="float">
            <text:p>0.0307692307692308</text:p>
          </table:table-cell>
          <table:table-cell office:value-type="float" office:value="0.0032" calcext:value-type="float">
            <text:p>0.0032</text:p>
          </table:table-cell>
          <table:table-cell table:style-name="ce48" office:value-type="float" office:value="0.00571428571428571" calcext:value-type="float">
            <text:p>0.00571428571428571</text:p>
          </table:table-cell>
          <table:table-cell office:value-type="float" office:value="0.00012426219322771" calcext:value-type="float">
            <text:p>0.00012426219322771</text:p>
          </table:table-cell>
          <table:table-cell office:value-type="float" office:value="0.0036036036036036" calcext:value-type="float">
            <text:p>0.0036036036036036</text:p>
          </table:table-cell>
          <table:table-cell office:value-type="float" office:value="0.00258064516129032" calcext:value-type="float">
            <text:p>0.00258064516129032</text:p>
          </table:table-cell>
          <table:table-cell office:value-type="float" office:value="0.00248447204968944" calcext:value-type="float">
            <text:p>0.00248447204968944</text:p>
          </table:table-cell>
          <table:table-cell table:style-name="ce52" office:value-type="float" office:value="0.00233918128654971" calcext:value-type="float">
            <text:p>0.00233918128654971</text:p>
          </table:table-cell>
        </table:table-row>
        <table:table-row table:style-name="ro1">
          <table:table-cell table:number-columns-repeated="2"/>
          <table:covered-table-cell table:style-name="ce34"/>
          <table:table-cell table:style-name="ce40" office:value-type="float" office:value="16" calcext:value-type="float">
            <text:p>16</text:p>
          </table:table-cell>
          <table:table-cell table:style-name="ce44" office:value-type="float" office:value="0.114285714285714" calcext:value-type="float">
            <text:p>0.114285714285714</text:p>
          </table:table-cell>
          <table:table-cell office:value-type="float" office:value="0.0219178082191781" calcext:value-type="float">
            <text:p>0.0219178082191781</text:p>
          </table:table-cell>
          <table:table-cell office:value-type="float" office:value="0.000866738894907909" calcext:value-type="float">
            <text:p>0.000866738894907909</text:p>
          </table:table-cell>
          <table:table-cell office:value-type="float" office:value="0.00182232346241458" calcext:value-type="float">
            <text:p>0.00182232346241458</text:p>
          </table:table-cell>
          <table:table-cell office:value-type="float" office:value="0.010738255033557" calcext:value-type="float">
            <text:p>0.010738255033557</text:p>
          </table:table-cell>
          <table:table-cell office:value-type="float" office:value="0.00846560846560847" calcext:value-type="float">
            <text:p>0.00846560846560847</text:p>
          </table:table-cell>
          <table:table-cell office:value-type="float" office:value="0.00246153846153846" calcext:value-type="float">
            <text:p>0.00246153846153846</text:p>
          </table:table-cell>
          <table:table-cell table:style-name="ce52" office:value-type="float" office:value="0.00551724137931035" calcext:value-type="float">
            <text:p>0.00551724137931035</text:p>
          </table:table-cell>
        </table:table-row>
        <table:table-row table:style-name="ro1">
          <table:table-cell table:number-columns-repeated="2"/>
          <table:covered-table-cell table:style-name="ce34"/>
          <table:table-cell table:style-name="ce40" office:value-type="float" office:value="64" calcext:value-type="float">
            <text:p>64</text:p>
          </table:table-cell>
          <table:table-cell table:style-name="ce44" office:value-type="float" office:value="0.290909090909091" calcext:value-type="float">
            <text:p>0.290909090909091</text:p>
          </table:table-cell>
          <table:table-cell office:value-type="float" office:value="0.0359550561797753" calcext:value-type="float">
            <text:p>0.0359550561797753</text:p>
          </table:table-cell>
          <table:table-cell table:style-name="ce48" office:value-type="float" office:value="0.0183908045977011" calcext:value-type="float">
            <text:p>0.0183908045977011</text:p>
          </table:table-cell>
          <table:table-cell office:value-type="float" office:value="0.0033420365535248" calcext:value-type="float">
            <text:p>0.0033420365535248</text:p>
          </table:table-cell>
          <table:table-cell office:value-type="float" office:value="0.0239700374531835" calcext:value-type="float">
            <text:p>0.0239700374531835</text:p>
          </table:table-cell>
          <table:table-cell office:value-type="float" office:value="0.0533333333333333" calcext:value-type="float">
            <text:p>0.0533333333333333</text:p>
          </table:table-cell>
          <table:table-cell office:value-type="float" office:value="0.0123314065510597" calcext:value-type="float">
            <text:p>0.0123314065510597</text:p>
          </table:table-cell>
          <table:table-cell table:style-name="ce52" office:value-type="float" office:value="0.0257028112449799" calcext:value-type="float">
            <text:p>0.0257028112449799</text:p>
          </table:table-cell>
        </table:table-row>
        <table:table-row table:style-name="ro1">
          <table:table-cell table:number-columns-repeated="2"/>
          <table:covered-table-cell table:style-name="ce34"/>
          <table:table-cell table:style-name="ce40" office:value-type="float" office:value="256" calcext:value-type="float">
            <text:p>256</text:p>
          </table:table-cell>
          <table:table-cell table:style-name="ce44" office:value-type="float" office:value="0.533333333333333" calcext:value-type="float">
            <text:p>0.533333333333333</text:p>
          </table:table-cell>
          <table:table-cell office:value-type="float" office:value="0.186861313868613" calcext:value-type="float">
            <text:p>0.186861313868613</text:p>
          </table:table-cell>
          <table:table-cell office:value-type="float" office:value="0.0122899663946231" calcext:value-type="float">
            <text:p>0.0122899663946231</text:p>
          </table:table-cell>
          <table:table-cell office:value-type="float" office:value="0.00673329826407154" calcext:value-type="float">
            <text:p>0.00673329826407154</text:p>
          </table:table-cell>
          <table:table-cell office:value-type="float" office:value="0.0955223880597015" calcext:value-type="float">
            <text:p>0.0955223880597015</text:p>
          </table:table-cell>
          <table:table-cell office:value-type="float" office:value="0.201574803149606" calcext:value-type="float">
            <text:p>0.201574803149606</text:p>
          </table:table-cell>
          <table:table-cell office:value-type="float" office:value="0.0521384928716904" calcext:value-type="float">
            <text:p>0.0521384928716904</text:p>
          </table:table-cell>
          <table:table-cell table:style-name="ce52" office:value-type="float" office:value="0.0870748299319728" calcext:value-type="float">
            <text:p>0.0870748299319728</text:p>
          </table:table-cell>
        </table:table-row>
        <table:table-row table:style-name="ro1">
          <table:table-cell table:number-columns-repeated="2"/>
          <table:covered-table-cell table:style-name="ce34"/>
          <table:table-cell table:style-name="ce40" office:value-type="float" office:value="1024" calcext:value-type="float">
            <text:p>1024</text:p>
          </table:table-cell>
          <table:table-cell table:style-name="ce44" office:value-type="float" office:value="0.673684210526316" calcext:value-type="float">
            <text:p>0.673684210526316</text:p>
          </table:table-cell>
          <table:table-cell office:value-type="float" office:value="0.682666666666667" calcext:value-type="float">
            <text:p>0.682666666666667</text:p>
          </table:table-cell>
          <table:table-cell table:style-name="ce48" office:value-type="float" office:value="0.0801251956181534" calcext:value-type="float">
            <text:p>0.0801251956181534</text:p>
          </table:table-cell>
          <table:table-cell office:value-type="float" office:value="0.0202772277227723" calcext:value-type="float">
            <text:p>0.0202772277227723</text:p>
          </table:table-cell>
          <table:table-cell office:value-type="float" office:value="0.144632768361582" calcext:value-type="float">
            <text:p>0.144632768361582</text:p>
          </table:table-cell>
          <table:table-cell office:value-type="float" office:value="0.153064275037369" calcext:value-type="float">
            <text:p>0.153064275037369</text:p>
          </table:table-cell>
          <table:table-cell office:value-type="float" office:value="0.172681281618887" calcext:value-type="float">
            <text:p>0.172681281618887</text:p>
          </table:table-cell>
          <table:table-cell table:style-name="ce52" office:value-type="float" office:value="0.327156549520767" calcext:value-type="float">
            <text:p>0.327156549520767</text:p>
          </table:table-cell>
        </table:table-row>
        <table:table-row table:style-name="ro1">
          <table:table-cell table:number-columns-repeated="2"/>
          <table:covered-table-cell table:style-name="ce34"/>
          <table:table-cell table:style-name="ce40" office:value-type="float" office:value="4096" calcext:value-type="float">
            <text:p>4096</text:p>
          </table:table-cell>
          <table:table-cell table:style-name="ce44" office:value-type="float" office:value="0.624390243902439" calcext:value-type="float">
            <text:p>0.624390243902439</text:p>
          </table:table-cell>
          <table:table-cell office:value-type="float" office:value="1.56934865900383" calcext:value-type="float">
            <text:p>1.56934865900383</text:p>
          </table:table-cell>
          <table:table-cell office:value-type="float" office:value="0.937299771167048" calcext:value-type="float">
            <text:p>0.937299771167048</text:p>
          </table:table-cell>
          <table:table-cell office:value-type="float" office:value="2.03781094527363" calcext:value-type="float">
            <text:p>2.03781094527363</text:p>
          </table:table-cell>
          <table:table-cell office:value-type="float" office:value="1.49489051094891" calcext:value-type="float">
            <text:p>1.49489051094891</text:p>
          </table:table-cell>
          <table:table-cell office:value-type="float" office:value="1.99804878048781" calcext:value-type="float">
            <text:p>1.99804878048781</text:p>
          </table:table-cell>
          <table:table-cell office:value-type="float" office:value="0.564187327823691" calcext:value-type="float">
            <text:p>0.564187327823691</text:p>
          </table:table-cell>
          <table:table-cell table:style-name="ce52" office:value-type="float" office:value="0.309833585476551" calcext:value-type="float">
            <text:p>0.309833585476551</text:p>
          </table:table-cell>
        </table:table-row>
        <table:table-row table:style-name="ro1">
          <table:table-cell table:number-columns-repeated="2"/>
          <table:covered-table-cell table:style-name="ce34"/>
          <table:table-cell table:style-name="ce40" office:value-type="float" office:value="16384" calcext:value-type="float">
            <text:p>16384</text:p>
          </table:table-cell>
          <table:table-cell table:style-name="ce44" office:value-type="float" office:value="0.656410256410256" calcext:value-type="float">
            <text:p>0.656410256410256</text:p>
          </table:table-cell>
          <table:table-cell office:value-type="float" office:value="2.96811594202899" calcext:value-type="float">
            <text:p>2.96811594202899</text:p>
          </table:table-cell>
          <table:table-cell table:style-name="ce48" office:value-type="float" office:value="1.22268656716418" calcext:value-type="float">
            <text:p>1.22268656716418</text:p>
          </table:table-cell>
          <table:table-cell office:value-type="float" office:value="4.23359173126615" calcext:value-type="float">
            <text:p>4.23359173126615</text:p>
          </table:table-cell>
          <table:table-cell office:value-type="float" office:value="1.15787985865724" calcext:value-type="float">
            <text:p>1.15787985865724</text:p>
          </table:table-cell>
          <table:table-cell office:value-type="float" office:value="2.74438860971524" calcext:value-type="float">
            <text:p>2.74438860971524</text:p>
          </table:table-cell>
          <table:table-cell office:value-type="float" office:value="0.669007758268681" calcext:value-type="float">
            <text:p>0.669007758268681</text:p>
          </table:table-cell>
          <table:table-cell table:style-name="ce52" office:value-type="float" office:value="1.05908209437621" calcext:value-type="float">
            <text:p>1.05908209437621</text:p>
          </table:table-cell>
        </table:table-row>
        <table:table-row table:style-name="ro1">
          <table:table-cell table:number-columns-repeated="2"/>
          <table:covered-table-cell table:style-name="ce34"/>
          <table:table-cell table:style-name="ce40" office:value-type="float" office:value="65536" calcext:value-type="float">
            <text:p>65536</text:p>
          </table:table-cell>
          <table:table-cell table:style-name="ce44" office:value-type="float" office:value="0.885621621621622" calcext:value-type="float">
            <text:p>0.885621621621622</text:p>
          </table:table-cell>
          <table:table-cell office:value-type="float" office:value="1.63512974051896" calcext:value-type="float">
            <text:p>1.63512974051896</text:p>
          </table:table-cell>
          <table:table-cell office:value-type="float" office:value="1.03467003473319" calcext:value-type="float">
            <text:p>1.03467003473319</text:p>
          </table:table-cell>
          <table:table-cell office:value-type="float" office:value="2.14942604132502" calcext:value-type="float">
            <text:p>2.14942604132502</text:p>
          </table:table-cell>
          <table:table-cell office:value-type="float" office:value="0.941609195402299" calcext:value-type="float">
            <text:p>0.941609195402299</text:p>
          </table:table-cell>
          <table:table-cell office:value-type="float" office:value="2.25597246127367" calcext:value-type="float">
            <text:p>2.25597246127367</text:p>
          </table:table-cell>
          <table:table-cell office:value-type="float" office:value="0.883830074173972" calcext:value-type="float">
            <text:p>0.883830074173972</text:p>
          </table:table-cell>
          <table:table-cell table:style-name="ce52" office:value-type="float" office:value="1.13698820263706" calcext:value-type="float">
            <text:p>1.13698820263706</text:p>
          </table:table-cell>
        </table:table-row>
        <table:table-row table:style-name="ro1">
          <table:table-cell table:number-columns-repeated="2"/>
          <table:covered-table-cell table:style-name="ce34"/>
          <table:table-cell table:style-name="ce40" office:value-type="float" office:value="262144" calcext:value-type="float">
            <text:p>262144</text:p>
          </table:table-cell>
          <table:table-cell table:style-name="ce44" office:value-type="float" office:value="1.16601725825105" calcext:value-type="float">
            <text:p>1.16601725825105</text:p>
          </table:table-cell>
          <table:table-cell office:value-type="float" office:value="1.45578941522741" calcext:value-type="float">
            <text:p>1.45578941522741</text:p>
          </table:table-cell>
          <table:table-cell table:style-name="ce48" office:value-type="float" office:value="1.43044854305359" calcext:value-type="float">
            <text:p>1.43044854305359</text:p>
          </table:table-cell>
          <table:table-cell office:value-type="float" office:value="1.86406883310816" calcext:value-type="float">
            <text:p>1.86406883310816</text:p>
          </table:table-cell>
          <table:table-cell office:value-type="float" office:value="1.482211919032" calcext:value-type="float">
            <text:p>1.482211919032</text:p>
          </table:table-cell>
          <table:table-cell office:value-type="float" office:value="3.20783162016642" calcext:value-type="float">
            <text:p>3.20783162016642</text:p>
          </table:table-cell>
          <table:table-cell office:value-type="float" office:value="1.51677370826824" calcext:value-type="float">
            <text:p>1.51677370826824</text:p>
          </table:table-cell>
          <table:table-cell table:style-name="ce52" office:value-type="float" office:value="1.21362962962963" calcext:value-type="float">
            <text:p>1.21362962962963</text:p>
          </table:table-cell>
        </table:table-row>
        <table:table-row table:style-name="ro1">
          <table:table-cell table:number-columns-repeated="2"/>
          <table:covered-table-cell table:style-name="ce34"/>
          <table:table-cell table:style-name="ce40" office:value-type="float" office:value="1048576" calcext:value-type="float">
            <text:p>1048576</text:p>
          </table:table-cell>
          <table:table-cell table:style-name="ce44" office:value-type="float" office:value="1.41946907446765" calcext:value-type="float">
            <text:p>1.41946907446765</text:p>
          </table:table-cell>
          <table:table-cell office:value-type="float" office:value="3.10726011971789" calcext:value-type="float">
            <text:p>3.10726011971789</text:p>
          </table:table-cell>
          <table:table-cell office:value-type="float" office:value="2.57629050883271" calcext:value-type="float">
            <text:p>2.57629050883271</text:p>
          </table:table-cell>
          <table:table-cell office:value-type="float" office:value="4.52713927985494" calcext:value-type="float">
            <text:p>4.52713927985494</text:p>
          </table:table-cell>
          <table:table-cell office:value-type="float" office:value="3.10928715454869" calcext:value-type="float">
            <text:p>3.10928715454869</text:p>
          </table:table-cell>
          <table:table-cell office:value-type="float" office:value="3.18222815696033" calcext:value-type="float">
            <text:p>3.18222815696033</text:p>
          </table:table-cell>
          <table:table-cell office:value-type="float" office:value="2.98560974915293" calcext:value-type="float">
            <text:p>2.98560974915293</text:p>
          </table:table-cell>
          <table:table-cell table:style-name="ce52" office:value-type="float" office:value="2.03919799303786" calcext:value-type="float">
            <text:p>2.03919799303786</text:p>
          </table:table-cell>
        </table:table-row>
        <table:table-row table:style-name="ro1">
          <table:table-cell table:number-columns-repeated="2"/>
          <table:covered-table-cell table:style-name="ce34"/>
          <table:table-cell table:style-name="ce40" office:value-type="float" office:value="4194304" calcext:value-type="float">
            <text:p>4194304</text:p>
          </table:table-cell>
          <table:table-cell table:style-name="ce44" office:value-type="float" office:value="1.75864752448678" calcext:value-type="float">
            <text:p>1.75864752448678</text:p>
          </table:table-cell>
          <table:table-cell office:value-type="float" office:value="3.87149845852794" calcext:value-type="float">
            <text:p>3.87149845852794</text:p>
          </table:table-cell>
          <table:table-cell table:style-name="ce48" office:value-type="float" office:value="3.71756363894207" calcext:value-type="float">
            <text:p>3.71756363894207</text:p>
          </table:table-cell>
          <table:table-cell office:value-type="float" office:value="4.55501569270534" calcext:value-type="float">
            <text:p>4.55501569270534</text:p>
          </table:table-cell>
          <table:table-cell office:value-type="float" office:value="4.11420051595437" calcext:value-type="float">
            <text:p>4.11420051595437</text:p>
          </table:table-cell>
          <table:table-cell office:value-type="float" office:value="4.60816313077489" calcext:value-type="float">
            <text:p>4.60816313077489</text:p>
          </table:table-cell>
          <table:table-cell office:value-type="float" office:value="4.52128320110383" calcext:value-type="float">
            <text:p>4.52128320110383</text:p>
          </table:table-cell>
          <table:table-cell table:style-name="ce52" office:value-type="float" office:value="4.64269553474574" calcext:value-type="float">
            <text:p>4.64269553474574</text:p>
          </table:table-cell>
        </table:table-row>
        <table:table-row table:style-name="ro1">
          <table:table-cell table:number-columns-repeated="2"/>
          <table:covered-table-cell table:style-name="ce34"/>
          <table:table-cell table:style-name="ce40" office:value-type="float" office:value="16777216" calcext:value-type="float">
            <text:p>16777216</text:p>
          </table:table-cell>
          <table:table-cell table:style-name="ce44" office:value-type="float" office:value="1.92049744329987" calcext:value-type="float">
            <text:p>1.92049744329987</text:p>
          </table:table-cell>
          <table:table-cell office:value-type="float" office:value="3.84950393274411" calcext:value-type="float">
            <text:p>3.84950393274411</text:p>
          </table:table-cell>
          <table:table-cell office:value-type="float" office:value="3.94898328582626" calcext:value-type="float">
            <text:p>3.94898328582626</text:p>
          </table:table-cell>
          <table:table-cell office:value-type="float" office:value="4.77401231546718" calcext:value-type="float">
            <text:p>4.77401231546718</text:p>
          </table:table-cell>
          <table:table-cell office:value-type="float" office:value="4.30208190697448" calcext:value-type="float">
            <text:p>4.30208190697448</text:p>
          </table:table-cell>
          <table:table-cell office:value-type="float" office:value="4.73363015128687" calcext:value-type="float">
            <text:p>4.73363015128687</text:p>
          </table:table-cell>
          <table:table-cell office:value-type="float" office:value="4.81933569456773" calcext:value-type="float">
            <text:p>4.81933569456773</text:p>
          </table:table-cell>
          <table:table-cell table:style-name="ce52" office:value-type="float" office:value="4.84409026863465" calcext:value-type="float">
            <text:p>4.84409026863465</text:p>
          </table:table-cell>
        </table:table-row>
        <table:table-row table:style-name="ro1">
          <table:table-cell table:number-columns-repeated="2"/>
          <table:covered-table-cell table:style-name="ce34"/>
          <table:table-cell table:style-name="ce40" office:value-type="float" office:value="67108864" calcext:value-type="float">
            <text:p>67108864</text:p>
          </table:table-cell>
          <table:table-cell table:style-name="ce44" office:value-type="float" office:value="1.9830802654317" calcext:value-type="float">
            <text:p>1.9830802654317</text:p>
          </table:table-cell>
          <table:table-cell office:value-type="float" office:value="3.89405078076721" calcext:value-type="float">
            <text:p>3.89405078076721</text:p>
          </table:table-cell>
          <table:table-cell table:style-name="ce48" office:value-type="float" office:value="4.12200658082642" calcext:value-type="float">
            <text:p>4.12200658082642</text:p>
          </table:table-cell>
          <table:table-cell office:value-type="float" office:value="4.77975872172943" calcext:value-type="float">
            <text:p>4.77975872172943</text:p>
          </table:table-cell>
          <table:table-cell office:value-type="float" office:value="4.61076881113529" calcext:value-type="float">
            <text:p>4.61076881113529</text:p>
          </table:table-cell>
          <table:table-cell office:value-type="float" office:value="4.79071167294398" calcext:value-type="float">
            <text:p>4.79071167294398</text:p>
          </table:table-cell>
          <table:table-cell office:value-type="float" office:value="4.82563938467203" calcext:value-type="float">
            <text:p>4.82563938467203</text:p>
          </table:table-cell>
          <table:table-cell table:style-name="ce52" office:value-type="float" office:value="4.93664233490731" calcext:value-type="float">
            <text:p>4.93664233490731</text:p>
          </table:table-cell>
        </table:table-row>
        <table:table-row table:style-name="ro1">
          <table:table-cell table:number-columns-repeated="2"/>
          <table:covered-table-cell table:style-name="ce34"/>
          <table:table-cell table:style-name="ce40" office:value-type="float" office:value="268435456" calcext:value-type="float">
            <text:p>268435456</text:p>
          </table:table-cell>
          <table:table-cell table:style-name="ce44" office:value-type="float" office:value="1.97874366963061" calcext:value-type="float">
            <text:p>1.97874366963061</text:p>
          </table:table-cell>
          <table:table-cell office:value-type="float" office:value="3.86339515052514" calcext:value-type="float">
            <text:p>3.86339515052514</text:p>
          </table:table-cell>
          <table:table-cell office:value-type="float" office:value="4.33628410475557" calcext:value-type="float">
            <text:p>4.33628410475557</text:p>
          </table:table-cell>
          <table:table-cell office:value-type="float" office:value="4.91948803763828" calcext:value-type="float">
            <text:p>4.91948803763828</text:p>
          </table:table-cell>
          <table:table-cell office:value-type="float" office:value="4.87768168463484" calcext:value-type="float">
            <text:p>4.87768168463484</text:p>
          </table:table-cell>
          <table:table-cell office:value-type="float" office:value="4.9358961789368" calcext:value-type="float">
            <text:p>4.9358961789368</text:p>
          </table:table-cell>
          <table:table-cell office:value-type="float" office:value="4.88087449936279" calcext:value-type="float">
            <text:p>4.88087449936279</text:p>
          </table:table-cell>
          <table:table-cell table:style-name="ce52" office:value-type="float" office:value="4.93543153397736" calcext:value-type="float">
            <text:p>4.93543153397736</text:p>
          </table:table-cell>
        </table:table-row>
        <table:table-row table:style-name="ro1">
          <table:table-cell table:number-columns-repeated="2"/>
          <table:covered-table-cell table:style-name="ce35"/>
          <table:table-cell table:style-name="ce41" office:value-type="float" office:value="1073741824" calcext:value-type="float">
            <text:p>1073741824</text:p>
          </table:table-cell>
          <table:table-cell table:style-name="ce45" office:value-type="float" office:value="1.99295546176967" calcext:value-type="float">
            <text:p>1.99295546176967</text:p>
          </table:table-cell>
          <table:table-cell table:style-name="ce45" office:value-type="float" office:value="2.97692033686657" calcext:value-type="float">
            <text:p>2.97692033686657</text:p>
          </table:table-cell>
          <table:table-cell table:style-name="ce49" office:value-type="float" office:value="4.09452240821908" calcext:value-type="float">
            <text:p>4.09452240821908</text:p>
          </table:table-cell>
          <table:table-cell table:style-name="ce45" office:value-type="float" office:value="4.82502548913549" calcext:value-type="float">
            <text:p>4.82502548913549</text:p>
          </table:table-cell>
          <table:table-cell table:style-name="ce45" office:value-type="float" office:value="4.92661761071702" calcext:value-type="float">
            <text:p>4.92661761071702</text:p>
          </table:table-cell>
          <table:table-cell table:style-name="ce45" office:value-type="float" office:value="4.93295120262246" calcext:value-type="float">
            <text:p>4.93295120262246</text:p>
          </table:table-cell>
          <table:table-cell table:style-name="ce45" office:value-type="float" office:value="4.90534395323069" calcext:value-type="float">
            <text:p>4.90534395323069</text:p>
          </table:table-cell>
          <table:table-cell table:style-name="ce51" office:value-type="float" office:value="4.92803781824524" calcext:value-type="float">
            <text:p>4.92803781824524</text:p>
          </table:table-cell>
        </table:table-row>
        <table:table-row table:style-name="ro1">
          <table:table-cell table:number-columns-repeated="2"/>
          <table:table-cell table:style-name="ce36"/>
          <table:table-cell table:style-name="ce42"/>
          <table:table-cell table:style-name="ce46" office:value-type="string" calcext:value-type="string" table:number-columns-spanned="8" table:number-rows-spanned="1">
            <text:p>Mega Computes/second</text:p>
          </table:table-cell>
          <table:covered-table-cell table:number-columns-repeated="6" table:style-name="ce45"/>
          <table:covered-table-cell table:style-name="ce51"/>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3">00/00/0000</text:date>, <text:time style:data-style-name="N2" text:time-value="21:26:15.0205817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5"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6"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894cm" svg:height="8.893cm" xlink:href="." xlink:type="simple" chart:class="chart:line" chart:style-name="ch1">
        <chart:title svg:x="2.031cm" svg:y="0.313cm" chart:style-name="ch2">
          <text:p>MegaComputes Per Second vs Number of Subdivisions</text:p>
        </chart:title>
        <chart:legend chart:legend-position="end" svg:x="14.343cm" svg:y="2.336cm" style:legend-expansion="high" chart:style-name="ch3"/>
        <chart:plot-area chart:style-name="ch4" chart:data-source-has-labels="both" svg:x="1.342cm" svg:y="1.681cm" svg:width="12.367cm" svg:height="6.04cm">
          <chartooo:coordinate-region svg:x="1.8cm" svg:y="1.889cm" svg:width="11.764cm" svg:height="3.828cm"/>
          <chart:axis chart:dimension="x" chart:name="primary-x" chart:style-name="ch5" chartooo:axis-type="auto">
            <chartooo:date-scale/>
            <chart:title svg:x="5.769cm" svg:y="7.898cm" chart:style-name="ch6">
              <text:p>Number of Subdivisions</text:p>
            </chart:title>
            <chart:categories table:cell-range-address="local-table.$A$2:.$A$16"/>
          </chart:axis>
          <chart:axis chart:dimension="y" chart:name="primary-y" chart:style-name="ch5">
            <chart:title svg:x="0.451cm" svg:y="6.028cm" chart:style-name="ch7">
              <text:p>MegaComputes/s</text:p>
            </chart:title>
            <chart:grid chart:style-name="ch8" chart:class="major"/>
          </chart:axis>
          <chart:series chart:style-name="ch9" chart:values-cell-range-address="local-table.$B$2:.$B$16" chart:label-cell-address="local-table.$B$1" chart:class="chart:line">
            <chart:data-point chart:repeated="15"/>
          </chart:series>
          <chart:series chart:style-name="ch10" chart:values-cell-range-address="local-table.$C$2:.$C$16" chart:label-cell-address="local-table.$C$1" chart:class="chart:line">
            <chart:data-point chart:repeated="15"/>
          </chart:series>
          <chart:series chart:style-name="ch11" chart:values-cell-range-address="local-table.$D$2:.$D$16" chart:label-cell-address="local-table.$D$1" chart:class="chart:line">
            <chart:data-point chart:repeated="15"/>
          </chart:series>
          <chart:series chart:style-name="ch12" chart:values-cell-range-address="local-table.$E$2:.$E$16" chart:label-cell-address="local-table.$E$1" chart:class="chart:line">
            <chart:data-point chart:repeated="15"/>
          </chart:series>
          <chart:series chart:style-name="ch13" chart:values-cell-range-address="local-table.$F$2:.$F$16" chart:label-cell-address="local-table.$F$1" chart:class="chart:line">
            <chart:data-point chart:repeated="15"/>
          </chart:series>
          <chart:series chart:style-name="ch14" chart:values-cell-range-address="local-table.$G$2:.$G$16" chart:label-cell-address="local-table.$G$1" chart:class="chart:line">
            <chart:data-point chart:repeated="15"/>
          </chart:series>
          <chart:series chart:style-name="ch15" chart:values-cell-range-address="local-table.$H$2:.$H$16" chart:label-cell-address="local-table.$H$1" chart:class="chart:line">
            <chart:data-point chart:repeated="15"/>
          </chart:series>
          <chart:series chart:style-name="ch16" chart:values-cell-range-address="local-table.$I$2:.$I$16" chart:label-cell-address="local-table.$I$1" chart:class="chart:line">
            <chart:data-point chart:repeated="15"/>
          </chart:series>
          <chart:wall chart:style-name="ch17"/>
          <chart:floor chart:style-name="ch18"/>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row>
          </table:table-header-rows>
          <table:table-rows>
            <table:table-row>
              <table:table-cell office:value-type="float" office:value="4">
                <text:p/>
              </table:table-cell>
              <table:table-cell office:value-type="float" office:value="0.0307692307692308">
                <text:p>0.0307692307692308</text:p>
              </table:table-cell>
              <table:table-cell office:value-type="float" office:value="0.0032">
                <text:p>0.0032</text:p>
              </table:table-cell>
              <table:table-cell office:value-type="float" office:value="0.00571428571428571">
                <text:p>0.00571428571428571</text:p>
              </table:table-cell>
              <table:table-cell office:value-type="float" office:value="0.00012426219322771">
                <text:p>0.00012426219322771</text:p>
              </table:table-cell>
              <table:table-cell office:value-type="float" office:value="0.0036036036036036">
                <text:p>0.0036036036036036</text:p>
              </table:table-cell>
              <table:table-cell office:value-type="float" office:value="0.00258064516129032">
                <text:p>0.00258064516129032</text:p>
              </table:table-cell>
              <table:table-cell office:value-type="float" office:value="0.00248447204968944">
                <text:p>0.00248447204968944</text:p>
              </table:table-cell>
              <table:table-cell office:value-type="float" office:value="0.00233918128654971">
                <text:p>0.00233918128654971</text:p>
              </table:table-cell>
            </table:table-row>
            <table:table-row>
              <table:table-cell office:value-type="float" office:value="16">
                <text:p>20</text:p>
              </table:table-cell>
              <table:table-cell office:value-type="float" office:value="0.114285714285714">
                <text:p>0.114285714285714</text:p>
              </table:table-cell>
              <table:table-cell office:value-type="float" office:value="0.0219178082191781">
                <text:p>0.0219178082191781</text:p>
              </table:table-cell>
              <table:table-cell office:value-type="float" office:value="0.000866738894907909">
                <text:p>0.000866738894907909</text:p>
              </table:table-cell>
              <table:table-cell office:value-type="float" office:value="0.00182232346241458">
                <text:p>0.00182232346241458</text:p>
              </table:table-cell>
              <table:table-cell office:value-type="float" office:value="0.010738255033557">
                <text:p>0.010738255033557</text:p>
              </table:table-cell>
              <table:table-cell office:value-type="float" office:value="0.00846560846560847">
                <text:p>0.00846560846560847</text:p>
              </table:table-cell>
              <table:table-cell office:value-type="float" office:value="0.00246153846153846">
                <text:p>0.00246153846153846</text:p>
              </table:table-cell>
              <table:table-cell office:value-type="float" office:value="0.00551724137931035">
                <text:p>0.00551724137931035</text:p>
              </table:table-cell>
            </table:table-row>
            <table:table-row>
              <table:table-cell office:value-type="float" office:value="64">
                <text:p>60</text:p>
              </table:table-cell>
              <table:table-cell office:value-type="float" office:value="0.290909090909091">
                <text:p>0.290909090909091</text:p>
              </table:table-cell>
              <table:table-cell office:value-type="float" office:value="0.0359550561797753">
                <text:p>0.0359550561797753</text:p>
              </table:table-cell>
              <table:table-cell office:value-type="float" office:value="0.0183908045977011">
                <text:p>0.0183908045977011</text:p>
              </table:table-cell>
              <table:table-cell office:value-type="float" office:value="0.0033420365535248">
                <text:p>0.0033420365535248</text:p>
              </table:table-cell>
              <table:table-cell office:value-type="float" office:value="0.0239700374531835">
                <text:p>0.0239700374531835</text:p>
              </table:table-cell>
              <table:table-cell office:value-type="float" office:value="0.0533333333333333">
                <text:p>0.0533333333333333</text:p>
              </table:table-cell>
              <table:table-cell office:value-type="float" office:value="0.0123314065510597">
                <text:p>0.0123314065510597</text:p>
              </table:table-cell>
              <table:table-cell office:value-type="float" office:value="0.0257028112449799">
                <text:p>0.0257028112449799</text:p>
              </table:table-cell>
            </table:table-row>
            <table:table-row>
              <table:table-cell office:value-type="float" office:value="256">
                <text:p>260</text:p>
              </table:table-cell>
              <table:table-cell office:value-type="float" office:value="0.533333333333333">
                <text:p>0.533333333333333</text:p>
              </table:table-cell>
              <table:table-cell office:value-type="float" office:value="0.186861313868613">
                <text:p>0.186861313868613</text:p>
              </table:table-cell>
              <table:table-cell office:value-type="float" office:value="0.0122899663946231">
                <text:p>0.0122899663946231</text:p>
              </table:table-cell>
              <table:table-cell office:value-type="float" office:value="0.00673329826407154">
                <text:p>0.00673329826407154</text:p>
              </table:table-cell>
              <table:table-cell office:value-type="float" office:value="0.0955223880597015">
                <text:p>0.0955223880597015</text:p>
              </table:table-cell>
              <table:table-cell office:value-type="float" office:value="0.201574803149606">
                <text:p>0.201574803149606</text:p>
              </table:table-cell>
              <table:table-cell office:value-type="float" office:value="0.0521384928716904">
                <text:p>0.0521384928716904</text:p>
              </table:table-cell>
              <table:table-cell office:value-type="float" office:value="0.0870748299319728">
                <text:p>0.0870748299319728</text:p>
              </table:table-cell>
            </table:table-row>
            <table:table-row>
              <table:table-cell office:value-type="float" office:value="1024">
                <text:p>1020</text:p>
              </table:table-cell>
              <table:table-cell office:value-type="float" office:value="0.673684210526316">
                <text:p>0.673684210526316</text:p>
              </table:table-cell>
              <table:table-cell office:value-type="float" office:value="0.682666666666667">
                <text:p>0.682666666666667</text:p>
              </table:table-cell>
              <table:table-cell office:value-type="float" office:value="0.0801251956181534">
                <text:p>0.0801251956181534</text:p>
              </table:table-cell>
              <table:table-cell office:value-type="float" office:value="0.0202772277227723">
                <text:p>0.0202772277227723</text:p>
              </table:table-cell>
              <table:table-cell office:value-type="float" office:value="0.144632768361582">
                <text:p>0.144632768361582</text:p>
              </table:table-cell>
              <table:table-cell office:value-type="float" office:value="0.153064275037369">
                <text:p>0.153064275037369</text:p>
              </table:table-cell>
              <table:table-cell office:value-type="float" office:value="0.172681281618887">
                <text:p>0.172681281618887</text:p>
              </table:table-cell>
              <table:table-cell office:value-type="float" office:value="0.327156549520767">
                <text:p>0.327156549520767</text:p>
              </table:table-cell>
            </table:table-row>
            <table:table-row>
              <table:table-cell office:value-type="float" office:value="4096">
                <text:p>4100</text:p>
              </table:table-cell>
              <table:table-cell office:value-type="float" office:value="0.624390243902439">
                <text:p>0.624390243902439</text:p>
              </table:table-cell>
              <table:table-cell office:value-type="float" office:value="1.56934865900383">
                <text:p>1.56934865900383</text:p>
              </table:table-cell>
              <table:table-cell office:value-type="float" office:value="0.937299771167048">
                <text:p>0.937299771167048</text:p>
              </table:table-cell>
              <table:table-cell office:value-type="float" office:value="2.03781094527363">
                <text:p>2.03781094527363</text:p>
              </table:table-cell>
              <table:table-cell office:value-type="float" office:value="1.49489051094891">
                <text:p>1.49489051094891</text:p>
              </table:table-cell>
              <table:table-cell office:value-type="float" office:value="1.99804878048781">
                <text:p>1.99804878048781</text:p>
              </table:table-cell>
              <table:table-cell office:value-type="float" office:value="0.564187327823691">
                <text:p>0.564187327823691</text:p>
              </table:table-cell>
              <table:table-cell office:value-type="float" office:value="0.309833585476551">
                <text:p>0.309833585476551</text:p>
              </table:table-cell>
            </table:table-row>
            <table:table-row>
              <table:table-cell office:value-type="float" office:value="16384">
                <text:p>16380</text:p>
              </table:table-cell>
              <table:table-cell office:value-type="float" office:value="0.656410256410256">
                <text:p>0.656410256410256</text:p>
              </table:table-cell>
              <table:table-cell office:value-type="float" office:value="2.96811594202899">
                <text:p>2.96811594202899</text:p>
              </table:table-cell>
              <table:table-cell office:value-type="float" office:value="1.22268656716418">
                <text:p>1.22268656716418</text:p>
              </table:table-cell>
              <table:table-cell office:value-type="float" office:value="4.23359173126615">
                <text:p>4.23359173126615</text:p>
              </table:table-cell>
              <table:table-cell office:value-type="float" office:value="1.15787985865724">
                <text:p>1.15787985865724</text:p>
              </table:table-cell>
              <table:table-cell office:value-type="float" office:value="2.74438860971524">
                <text:p>2.74438860971524</text:p>
              </table:table-cell>
              <table:table-cell office:value-type="float" office:value="0.669007758268681">
                <text:p>0.669007758268681</text:p>
              </table:table-cell>
              <table:table-cell office:value-type="float" office:value="1.05908209437621">
                <text:p>1.05908209437621</text:p>
              </table:table-cell>
            </table:table-row>
            <table:table-row>
              <table:table-cell office:value-type="float" office:value="65536">
                <text:p>65540</text:p>
              </table:table-cell>
              <table:table-cell office:value-type="float" office:value="0.885621621621622">
                <text:p>0.885621621621622</text:p>
              </table:table-cell>
              <table:table-cell office:value-type="float" office:value="1.63512974051896">
                <text:p>1.63512974051896</text:p>
              </table:table-cell>
              <table:table-cell office:value-type="float" office:value="1.03467003473319">
                <text:p>1.03467003473319</text:p>
              </table:table-cell>
              <table:table-cell office:value-type="float" office:value="2.14942604132502">
                <text:p>2.14942604132502</text:p>
              </table:table-cell>
              <table:table-cell office:value-type="float" office:value="0.941609195402299">
                <text:p>0.941609195402299</text:p>
              </table:table-cell>
              <table:table-cell office:value-type="float" office:value="2.25597246127367">
                <text:p>2.25597246127367</text:p>
              </table:table-cell>
              <table:table-cell office:value-type="float" office:value="0.883830074173972">
                <text:p>0.883830074173972</text:p>
              </table:table-cell>
              <table:table-cell office:value-type="float" office:value="1.13698820263706">
                <text:p>1.13698820263706</text:p>
              </table:table-cell>
            </table:table-row>
            <table:table-row>
              <table:table-cell office:value-type="float" office:value="262144">
                <text:p>262140</text:p>
              </table:table-cell>
              <table:table-cell office:value-type="float" office:value="1.16601725825105">
                <text:p>1.16601725825105</text:p>
              </table:table-cell>
              <table:table-cell office:value-type="float" office:value="1.45578941522741">
                <text:p>1.45578941522741</text:p>
              </table:table-cell>
              <table:table-cell office:value-type="float" office:value="1.43044854305359">
                <text:p>1.43044854305359</text:p>
              </table:table-cell>
              <table:table-cell office:value-type="float" office:value="1.86406883310816">
                <text:p>1.86406883310816</text:p>
              </table:table-cell>
              <table:table-cell office:value-type="float" office:value="1.482211919032">
                <text:p>1.482211919032</text:p>
              </table:table-cell>
              <table:table-cell office:value-type="float" office:value="3.20783162016642">
                <text:p>3.20783162016642</text:p>
              </table:table-cell>
              <table:table-cell office:value-type="float" office:value="1.51677370826824">
                <text:p>1.51677370826824</text:p>
              </table:table-cell>
              <table:table-cell office:value-type="float" office:value="1.21362962962963">
                <text:p>1.21362962962963</text:p>
              </table:table-cell>
            </table:table-row>
            <table:table-row>
              <table:table-cell office:value-type="float" office:value="1048576">
                <text:p>1048580</text:p>
              </table:table-cell>
              <table:table-cell office:value-type="float" office:value="1.41946907446765">
                <text:p>1.41946907446765</text:p>
              </table:table-cell>
              <table:table-cell office:value-type="float" office:value="3.10726011971789">
                <text:p>3.10726011971789</text:p>
              </table:table-cell>
              <table:table-cell office:value-type="float" office:value="2.57629050883271">
                <text:p>2.57629050883271</text:p>
              </table:table-cell>
              <table:table-cell office:value-type="float" office:value="4.52713927985494">
                <text:p>4.52713927985494</text:p>
              </table:table-cell>
              <table:table-cell office:value-type="float" office:value="3.10928715454869">
                <text:p>3.10928715454869</text:p>
              </table:table-cell>
              <table:table-cell office:value-type="float" office:value="3.18222815696033">
                <text:p>3.18222815696033</text:p>
              </table:table-cell>
              <table:table-cell office:value-type="float" office:value="2.98560974915293">
                <text:p>2.98560974915293</text:p>
              </table:table-cell>
              <table:table-cell office:value-type="float" office:value="2.03919799303786">
                <text:p>2.03919799303786</text:p>
              </table:table-cell>
            </table:table-row>
            <table:table-row>
              <table:table-cell office:value-type="float" office:value="4194304">
                <text:p>4194300</text:p>
              </table:table-cell>
              <table:table-cell office:value-type="float" office:value="1.75864752448678">
                <text:p>1.75864752448678</text:p>
              </table:table-cell>
              <table:table-cell office:value-type="float" office:value="3.87149845852794">
                <text:p>3.87149845852794</text:p>
              </table:table-cell>
              <table:table-cell office:value-type="float" office:value="3.71756363894207">
                <text:p>3.71756363894207</text:p>
              </table:table-cell>
              <table:table-cell office:value-type="float" office:value="4.55501569270534">
                <text:p>4.55501569270534</text:p>
              </table:table-cell>
              <table:table-cell office:value-type="float" office:value="4.11420051595437">
                <text:p>4.11420051595437</text:p>
              </table:table-cell>
              <table:table-cell office:value-type="float" office:value="4.60816313077489">
                <text:p>4.60816313077489</text:p>
              </table:table-cell>
              <table:table-cell office:value-type="float" office:value="4.52128320110383">
                <text:p>4.52128320110383</text:p>
              </table:table-cell>
              <table:table-cell office:value-type="float" office:value="4.64269553474574">
                <text:p>4.64269553474574</text:p>
              </table:table-cell>
            </table:table-row>
            <table:table-row>
              <table:table-cell office:value-type="float" office:value="16777216">
                <text:p>16777220</text:p>
              </table:table-cell>
              <table:table-cell office:value-type="float" office:value="1.92049744329987">
                <text:p>1.92049744329987</text:p>
              </table:table-cell>
              <table:table-cell office:value-type="float" office:value="3.84950393274411">
                <text:p>3.84950393274411</text:p>
              </table:table-cell>
              <table:table-cell office:value-type="float" office:value="3.94898328582626">
                <text:p>3.94898328582626</text:p>
              </table:table-cell>
              <table:table-cell office:value-type="float" office:value="4.77401231546718">
                <text:p>4.77401231546718</text:p>
              </table:table-cell>
              <table:table-cell office:value-type="float" office:value="4.30208190697448">
                <text:p>4.30208190697448</text:p>
              </table:table-cell>
              <table:table-cell office:value-type="float" office:value="4.73363015128687">
                <text:p>4.73363015128687</text:p>
              </table:table-cell>
              <table:table-cell office:value-type="float" office:value="4.81933569456773">
                <text:p>4.81933569456773</text:p>
              </table:table-cell>
              <table:table-cell office:value-type="float" office:value="4.84409026863465">
                <text:p>4.84409026863465</text:p>
              </table:table-cell>
            </table:table-row>
            <table:table-row>
              <table:table-cell office:value-type="float" office:value="67108864">
                <text:p>67108860</text:p>
              </table:table-cell>
              <table:table-cell office:value-type="float" office:value="1.9830802654317">
                <text:p>1.9830802654317</text:p>
              </table:table-cell>
              <table:table-cell office:value-type="float" office:value="3.89405078076721">
                <text:p>3.89405078076721</text:p>
              </table:table-cell>
              <table:table-cell office:value-type="float" office:value="4.12200658082642">
                <text:p>4.12200658082642</text:p>
              </table:table-cell>
              <table:table-cell office:value-type="float" office:value="4.77975872172943">
                <text:p>4.77975872172943</text:p>
              </table:table-cell>
              <table:table-cell office:value-type="float" office:value="4.61076881113529">
                <text:p>4.61076881113529</text:p>
              </table:table-cell>
              <table:table-cell office:value-type="float" office:value="4.79071167294398">
                <text:p>4.79071167294398</text:p>
              </table:table-cell>
              <table:table-cell office:value-type="float" office:value="4.82563938467203">
                <text:p>4.82563938467203</text:p>
              </table:table-cell>
              <table:table-cell office:value-type="float" office:value="4.93664233490731">
                <text:p>4.93664233490731</text:p>
              </table:table-cell>
            </table:table-row>
            <table:table-row>
              <table:table-cell office:value-type="float" office:value="268435456">
                <text:p>268435460</text:p>
              </table:table-cell>
              <table:table-cell office:value-type="float" office:value="1.97874366963061">
                <text:p>1.97874366963061</text:p>
              </table:table-cell>
              <table:table-cell office:value-type="float" office:value="3.86339515052514">
                <text:p>3.86339515052514</text:p>
              </table:table-cell>
              <table:table-cell office:value-type="float" office:value="4.33628410475557">
                <text:p>4.33628410475557</text:p>
              </table:table-cell>
              <table:table-cell office:value-type="float" office:value="4.91948803763828">
                <text:p>4.91948803763828</text:p>
              </table:table-cell>
              <table:table-cell office:value-type="float" office:value="4.87768168463484">
                <text:p>4.87768168463484</text:p>
              </table:table-cell>
              <table:table-cell office:value-type="float" office:value="4.9358961789368">
                <text:p>4.9358961789368</text:p>
              </table:table-cell>
              <table:table-cell office:value-type="float" office:value="4.88087449936279">
                <text:p>4.88087449936279</text:p>
              </table:table-cell>
              <table:table-cell office:value-type="float" office:value="4.93543153397736">
                <text:p>4.93543153397736</text:p>
              </table:table-cell>
            </table:table-row>
            <table:table-row>
              <table:table-cell office:value-type="float" office:value="1073741824">
                <text:p>1073741820</text:p>
              </table:table-cell>
              <table:table-cell office:value-type="float" office:value="1.99295546176967">
                <text:p>1.99295546176967</text:p>
              </table:table-cell>
              <table:table-cell office:value-type="float" office:value="2.97692033686657">
                <text:p>2.97692033686657</text:p>
              </table:table-cell>
              <table:table-cell office:value-type="float" office:value="4.09452240821908">
                <text:p>4.09452240821908</text:p>
              </table:table-cell>
              <table:table-cell office:value-type="float" office:value="4.82502548913549">
                <text:p>4.82502548913549</text:p>
              </table:table-cell>
              <table:table-cell office:value-type="float" office:value="4.92661761071702">
                <text:p>4.92661761071702</text:p>
              </table:table-cell>
              <table:table-cell office:value-type="float" office:value="4.93295120262246">
                <text:p>4.93295120262246</text:p>
              </table:table-cell>
              <table:table-cell office:value-type="float" office:value="4.90534395323069">
                <text:p>4.90534395323069</text:p>
              </table:table-cell>
              <table:table-cell office:value-type="float" office:value="4.92803781824524">
                <text:p>4.9280378182452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5"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6"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7" style:family="chart" style:data-style-name="N0">
      <style:chart-properties chart:symbol-type="named-symbol" chart:symbol-name="circle" chart:symbol-width="0.25cm" chart:symbol-height="0.25cm" chart:link-data-style-to-source="false"/>
      <style:graphic-properties svg:stroke-width="0.08cm" svg:stroke-color="#4b1f6f" draw:fill-color="#4b1f6f"/>
      <style:text-properties fo:font-size="10pt" style:font-size-asian="10pt" style:font-size-complex="10pt"/>
    </style:style>
    <style:style style:name="ch18" style:family="chart" style:data-style-name="N0">
      <style:chart-properties chart:symbol-type="named-symbol" chart:symbol-name="star" chart:symbol-width="0.25cm" chart:symbol-height="0.25cm" chart:link-data-style-to-source="false"/>
      <style:graphic-properties svg:stroke-width="0.08cm" svg:stroke-color="#ff950e" draw:fill-color="#ff950e"/>
      <style:text-properties fo:font-size="10pt" style:font-size-asian="10pt" style:font-size-complex="10pt"/>
    </style:style>
    <style:style style:name="ch19" style:family="chart" style:data-style-name="N0">
      <style:chart-properties chart:symbol-type="named-symbol" chart:symbol-name="x" chart:symbol-width="0.25cm" chart:symbol-height="0.25cm" chart:link-data-style-to-source="false"/>
      <style:graphic-properties svg:stroke-width="0.08cm" svg:stroke-color="#c5000b" draw:fill-color="#c5000b"/>
      <style:text-properties fo:font-size="10pt" style:font-size-asian="10pt" style:font-size-complex="10pt"/>
    </style:style>
    <style:style style:name="ch20" style:family="chart" style:data-style-name="N0">
      <style:chart-properties chart:symbol-type="named-symbol" chart:symbol-name="plus" chart:symbol-width="0.25cm" chart:symbol-height="0.25cm" chart:link-data-style-to-source="false"/>
      <style:graphic-properties svg:stroke-width="0.08cm" svg:stroke-color="#0084d1" draw:fill-color="#0084d1"/>
      <style:text-properties fo:font-size="10pt" style:font-size-asian="10pt" style:font-size-complex="10pt"/>
    </style:style>
    <style:style style:name="ch21" style:family="chart" style:data-style-name="N0">
      <style:chart-properties chart:symbol-type="named-symbol" chart:symbol-name="asterisk" chart:symbol-width="0.25cm" chart:symbol-height="0.25cm" chart:link-data-style-to-source="false"/>
      <style:graphic-properties svg:stroke-width="0.08cm" svg:stroke-color="#004586" draw:fill-color="#004586"/>
      <style:text-properties fo:font-size="10pt" style:font-size-asian="10pt" style:font-size-complex="10pt"/>
    </style:style>
    <style:style style:name="ch22" style:family="chart" style:data-style-name="N0">
      <style:chart-properties chart:symbol-type="named-symbol" chart:symbol-name="horizontal-bar" chart:symbol-width="0.25cm" chart:symbol-height="0.25cm" chart:link-data-style-to-source="false"/>
      <style:graphic-properties svg:stroke-width="0.08cm" svg:stroke-color="#ff420e" draw:fill-color="#ff420e"/>
      <style:text-properties fo:font-size="10pt" style:font-size-asian="10pt" style:font-size-complex="10pt"/>
    </style:style>
    <style:style style:name="ch23" style:family="chart" style:data-style-name="N0">
      <style:chart-properties chart:symbol-type="named-symbol" chart:symbol-name="vertical-bar" chart:symbol-width="0.25cm" chart:symbol-height="0.25cm" chart:link-data-style-to-source="false"/>
      <style:graphic-properties svg:stroke-width="0.08cm" svg:stroke-color="#ffd320" draw:fill-color="#ffd320"/>
      <style:text-properties fo:font-size="10pt" style:font-size-asian="10pt" style:font-size-complex="10pt"/>
    </style:style>
    <style:style style:name="ch24" style:family="chart">
      <style:graphic-properties draw:stroke="solid" svg:stroke-color="#b3b3b3" draw:fill="none" draw:fill-color="#e6e6e6"/>
    </style:style>
    <style:style style:name="ch25" style:family="chart">
      <style:graphic-properties svg:stroke-color="#b3b3b3" draw:fill-color="#cccccc"/>
    </style:style>
  </office:automatic-styles>
  <office:body>
    <office:chart>
      <chart:chart svg:width="15.894cm" svg:height="11.703cm" xlink:href="." xlink:type="simple" chart:class="chart:line" chart:style-name="ch1">
        <chart:title svg:x="3.729cm" svg:y="0.37cm" chart:style-name="ch2">
          <text:p>Mega Computes/s vs Numer of Threads</text:p>
        </chart:title>
        <chart:legend chart:legend-position="end" svg:x="12.483cm" svg:y="1.938cm" style:legend-expansion="high" chart:style-name="ch3"/>
        <chart:plot-area chart:style-name="ch4" chart:data-source-has-labels="both" svg:x="1.342cm" svg:y="1.909cm" svg:width="10.507cm" svg:height="8.565cm">
          <chartooo:coordinate-region svg:x="1.8cm" svg:y="2.117cm" svg:width="9.944cm" svg:height="7.693cm"/>
          <chart:axis chart:dimension="x" chart:name="primary-x" chart:style-name="ch5" chartooo:axis-type="auto">
            <chartooo:date-scale/>
            <chart:title svg:x="5.15cm" svg:y="10.708cm" chart:style-name="ch6">
              <text:p>Number of Threads</text:p>
            </chart:title>
            <chart:categories table:cell-range-address="local-table.$B$1:.$I$1"/>
          </chart:axis>
          <chart:axis chart:dimension="y" chart:name="primary-y" chart:style-name="ch5">
            <chart:title svg:x="0.451cm" svg:y="7.563cm" chart:style-name="ch7">
              <text:p>Mega Computes/s</text:p>
            </chart:title>
            <chart:grid chart:style-name="ch8" chart:class="major"/>
          </chart:axis>
          <chart:series chart:style-name="ch9" chart:values-cell-range-address="local-table.$B$2:.$I$2" chart:label-cell-address="local-table.$A$2" chart:class="chart:line">
            <chart:data-point chart:repeated="8"/>
          </chart:series>
          <chart:series chart:style-name="ch10" chart:values-cell-range-address="local-table.$B$3:.$I$3" chart:label-cell-address="local-table.$A$3" chart:class="chart:line">
            <chart:data-point chart:repeated="8"/>
          </chart:series>
          <chart:series chart:style-name="ch11" chart:values-cell-range-address="local-table.$B$4:.$I$4" chart:label-cell-address="local-table.$A$4" chart:class="chart:line">
            <chart:data-point chart:repeated="8"/>
          </chart:series>
          <chart:series chart:style-name="ch12" chart:values-cell-range-address="local-table.$B$5:.$I$5" chart:label-cell-address="local-table.$A$5" chart:class="chart:line">
            <chart:data-point chart:repeated="8"/>
          </chart:series>
          <chart:series chart:style-name="ch13" chart:values-cell-range-address="local-table.$B$6:.$I$6" chart:label-cell-address="local-table.$A$6" chart:class="chart:line">
            <chart:data-point chart:repeated="8"/>
          </chart:series>
          <chart:series chart:style-name="ch14" chart:values-cell-range-address="local-table.$B$7:.$I$7" chart:label-cell-address="local-table.$A$7" chart:class="chart:line">
            <chart:data-point chart:repeated="8"/>
          </chart:series>
          <chart:series chart:style-name="ch15" chart:values-cell-range-address="local-table.$B$8:.$I$8" chart:label-cell-address="local-table.$A$8" chart:class="chart:line">
            <chart:data-point chart:repeated="8"/>
          </chart:series>
          <chart:series chart:style-name="ch16" chart:values-cell-range-address="local-table.$B$9:.$I$9" chart:label-cell-address="local-table.$A$9" chart:class="chart:line">
            <chart:data-point chart:repeated="8"/>
          </chart:series>
          <chart:series chart:style-name="ch17" chart:values-cell-range-address="local-table.$B$10:.$I$10" chart:label-cell-address="local-table.$A$10" chart:class="chart:line">
            <chart:data-point chart:repeated="8"/>
          </chart:series>
          <chart:series chart:style-name="ch18" chart:values-cell-range-address="local-table.$B$11:.$I$11" chart:label-cell-address="local-table.$A$11" chart:class="chart:line">
            <chart:data-point chart:repeated="8"/>
          </chart:series>
          <chart:series chart:style-name="ch19" chart:values-cell-range-address="local-table.$B$12:.$I$12" chart:label-cell-address="local-table.$A$12" chart:class="chart:line">
            <chart:data-point chart:repeated="8"/>
          </chart:series>
          <chart:series chart:style-name="ch20" chart:values-cell-range-address="local-table.$B$13:.$I$13" chart:label-cell-address="local-table.$A$13" chart:class="chart:line">
            <chart:data-point chart:repeated="8"/>
          </chart:series>
          <chart:series chart:style-name="ch21" chart:values-cell-range-address="local-table.$B$14:.$I$14" chart:label-cell-address="local-table.$A$14" chart:class="chart:line">
            <chart:data-point chart:repeated="8"/>
          </chart:series>
          <chart:series chart:style-name="ch22" chart:values-cell-range-address="local-table.$B$15:.$I$15" chart:label-cell-address="local-table.$A$15" chart:class="chart:line">
            <chart:data-point chart:repeated="8"/>
          </chart:series>
          <chart:series chart:style-name="ch23" chart:values-cell-range-address="local-table.$B$16:.$I$16" chart:label-cell-address="local-table.$A$16" chart:class="chart:line">
            <chart:data-point chart:repeated="8"/>
          </chart:series>
          <chart:wall chart:style-name="ch24"/>
          <chart:floor chart:style-name="ch2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cell office:value-type="float" office:value="6">
                <text:p>10</text:p>
              </table:table-cell>
              <table:table-cell office:value-type="float" office:value="7">
                <text:p>10</text:p>
              </table:table-cell>
              <table:table-cell office:value-type="float" office:value="8">
                <text:p>10</text:p>
              </table:table-cell>
            </table:table-row>
          </table:table-header-rows>
          <table:table-rows>
            <table:table-row>
              <table:table-cell office:value-type="string">
                <text:p>4</text:p>
              </table:table-cell>
              <table:table-cell office:value-type="float" office:value="0.0307692307692308">
                <text:p>0.0307692307692308</text:p>
              </table:table-cell>
              <table:table-cell office:value-type="float" office:value="0.0032">
                <text:p>0.0032</text:p>
              </table:table-cell>
              <table:table-cell office:value-type="float" office:value="0.00571428571428571">
                <text:p>0.00571428571428571</text:p>
              </table:table-cell>
              <table:table-cell office:value-type="float" office:value="0.00012426219322771">
                <text:p>0.00012426219322771</text:p>
              </table:table-cell>
              <table:table-cell office:value-type="float" office:value="0.0036036036036036">
                <text:p>0.0036036036036036</text:p>
              </table:table-cell>
              <table:table-cell office:value-type="float" office:value="0.00258064516129032">
                <text:p>0.00258064516129032</text:p>
              </table:table-cell>
              <table:table-cell office:value-type="float" office:value="0.00248447204968944">
                <text:p>0.00248447204968944</text:p>
              </table:table-cell>
              <table:table-cell office:value-type="float" office:value="0.00233918128654971">
                <text:p>0.00233918128654971</text:p>
              </table:table-cell>
            </table:table-row>
            <table:table-row>
              <table:table-cell office:value-type="string">
                <text:p>16</text:p>
              </table:table-cell>
              <table:table-cell office:value-type="float" office:value="0.114285714285714">
                <text:p>0.114285714285714</text:p>
              </table:table-cell>
              <table:table-cell office:value-type="float" office:value="0.0219178082191781">
                <text:p>0.0219178082191781</text:p>
              </table:table-cell>
              <table:table-cell office:value-type="float" office:value="0.000866738894907909">
                <text:p>0.000866738894907909</text:p>
              </table:table-cell>
              <table:table-cell office:value-type="float" office:value="0.00182232346241458">
                <text:p>0.00182232346241458</text:p>
              </table:table-cell>
              <table:table-cell office:value-type="float" office:value="0.010738255033557">
                <text:p>0.010738255033557</text:p>
              </table:table-cell>
              <table:table-cell office:value-type="float" office:value="0.00846560846560847">
                <text:p>0.00846560846560847</text:p>
              </table:table-cell>
              <table:table-cell office:value-type="float" office:value="0.00246153846153846">
                <text:p>0.00246153846153846</text:p>
              </table:table-cell>
              <table:table-cell office:value-type="float" office:value="0.00551724137931035">
                <text:p>0.00551724137931035</text:p>
              </table:table-cell>
            </table:table-row>
            <table:table-row>
              <table:table-cell office:value-type="string">
                <text:p>64</text:p>
              </table:table-cell>
              <table:table-cell office:value-type="float" office:value="0.290909090909091">
                <text:p>0.290909090909091</text:p>
              </table:table-cell>
              <table:table-cell office:value-type="float" office:value="0.0359550561797753">
                <text:p>0.0359550561797753</text:p>
              </table:table-cell>
              <table:table-cell office:value-type="float" office:value="0.0183908045977011">
                <text:p>0.0183908045977011</text:p>
              </table:table-cell>
              <table:table-cell office:value-type="float" office:value="0.0033420365535248">
                <text:p>0.0033420365535248</text:p>
              </table:table-cell>
              <table:table-cell office:value-type="float" office:value="0.0239700374531835">
                <text:p>0.0239700374531835</text:p>
              </table:table-cell>
              <table:table-cell office:value-type="float" office:value="0.0533333333333333">
                <text:p>0.0533333333333333</text:p>
              </table:table-cell>
              <table:table-cell office:value-type="float" office:value="0.0123314065510597">
                <text:p>0.0123314065510597</text:p>
              </table:table-cell>
              <table:table-cell office:value-type="float" office:value="0.0257028112449799">
                <text:p>0.0257028112449799</text:p>
              </table:table-cell>
            </table:table-row>
            <table:table-row>
              <table:table-cell office:value-type="string">
                <text:p>256</text:p>
              </table:table-cell>
              <table:table-cell office:value-type="float" office:value="0.533333333333333">
                <text:p>0.533333333333333</text:p>
              </table:table-cell>
              <table:table-cell office:value-type="float" office:value="0.186861313868613">
                <text:p>0.186861313868613</text:p>
              </table:table-cell>
              <table:table-cell office:value-type="float" office:value="0.0122899663946231">
                <text:p>0.0122899663946231</text:p>
              </table:table-cell>
              <table:table-cell office:value-type="float" office:value="0.00673329826407154">
                <text:p>0.00673329826407154</text:p>
              </table:table-cell>
              <table:table-cell office:value-type="float" office:value="0.0955223880597015">
                <text:p>0.0955223880597015</text:p>
              </table:table-cell>
              <table:table-cell office:value-type="float" office:value="0.201574803149606">
                <text:p>0.201574803149606</text:p>
              </table:table-cell>
              <table:table-cell office:value-type="float" office:value="0.0521384928716904">
                <text:p>0.0521384928716904</text:p>
              </table:table-cell>
              <table:table-cell office:value-type="float" office:value="0.0870748299319728">
                <text:p>0.0870748299319728</text:p>
              </table:table-cell>
            </table:table-row>
            <table:table-row>
              <table:table-cell office:value-type="string">
                <text:p>1024</text:p>
              </table:table-cell>
              <table:table-cell office:value-type="float" office:value="0.673684210526316">
                <text:p>0.673684210526316</text:p>
              </table:table-cell>
              <table:table-cell office:value-type="float" office:value="0.682666666666667">
                <text:p>0.682666666666667</text:p>
              </table:table-cell>
              <table:table-cell office:value-type="float" office:value="0.0801251956181534">
                <text:p>0.0801251956181534</text:p>
              </table:table-cell>
              <table:table-cell office:value-type="float" office:value="0.0202772277227723">
                <text:p>0.0202772277227723</text:p>
              </table:table-cell>
              <table:table-cell office:value-type="float" office:value="0.144632768361582">
                <text:p>0.144632768361582</text:p>
              </table:table-cell>
              <table:table-cell office:value-type="float" office:value="0.153064275037369">
                <text:p>0.153064275037369</text:p>
              </table:table-cell>
              <table:table-cell office:value-type="float" office:value="0.172681281618887">
                <text:p>0.172681281618887</text:p>
              </table:table-cell>
              <table:table-cell office:value-type="float" office:value="0.327156549520767">
                <text:p>0.327156549520767</text:p>
              </table:table-cell>
            </table:table-row>
            <table:table-row>
              <table:table-cell office:value-type="string">
                <text:p>4096</text:p>
              </table:table-cell>
              <table:table-cell office:value-type="float" office:value="0.624390243902439">
                <text:p>0.624390243902439</text:p>
              </table:table-cell>
              <table:table-cell office:value-type="float" office:value="1.56934865900383">
                <text:p>1.56934865900383</text:p>
              </table:table-cell>
              <table:table-cell office:value-type="float" office:value="0.937299771167048">
                <text:p>0.937299771167048</text:p>
              </table:table-cell>
              <table:table-cell office:value-type="float" office:value="2.03781094527363">
                <text:p>2.03781094527363</text:p>
              </table:table-cell>
              <table:table-cell office:value-type="float" office:value="1.49489051094891">
                <text:p>1.49489051094891</text:p>
              </table:table-cell>
              <table:table-cell office:value-type="float" office:value="1.99804878048781">
                <text:p>1.99804878048781</text:p>
              </table:table-cell>
              <table:table-cell office:value-type="float" office:value="0.564187327823691">
                <text:p>0.564187327823691</text:p>
              </table:table-cell>
              <table:table-cell office:value-type="float" office:value="0.309833585476551">
                <text:p>0.309833585476551</text:p>
              </table:table-cell>
            </table:table-row>
            <table:table-row>
              <table:table-cell office:value-type="string">
                <text:p>16384</text:p>
              </table:table-cell>
              <table:table-cell office:value-type="float" office:value="0.656410256410256">
                <text:p>0.656410256410256</text:p>
              </table:table-cell>
              <table:table-cell office:value-type="float" office:value="2.96811594202899">
                <text:p>2.96811594202899</text:p>
              </table:table-cell>
              <table:table-cell office:value-type="float" office:value="1.22268656716418">
                <text:p>1.22268656716418</text:p>
              </table:table-cell>
              <table:table-cell office:value-type="float" office:value="4.23359173126615">
                <text:p>4.23359173126615</text:p>
              </table:table-cell>
              <table:table-cell office:value-type="float" office:value="1.15787985865724">
                <text:p>1.15787985865724</text:p>
              </table:table-cell>
              <table:table-cell office:value-type="float" office:value="2.74438860971524">
                <text:p>2.74438860971524</text:p>
              </table:table-cell>
              <table:table-cell office:value-type="float" office:value="0.669007758268681">
                <text:p>0.669007758268681</text:p>
              </table:table-cell>
              <table:table-cell office:value-type="float" office:value="1.05908209437621">
                <text:p>1.05908209437621</text:p>
              </table:table-cell>
            </table:table-row>
            <table:table-row>
              <table:table-cell office:value-type="string">
                <text:p>65536</text:p>
              </table:table-cell>
              <table:table-cell office:value-type="float" office:value="0.885621621621622">
                <text:p>0.885621621621622</text:p>
              </table:table-cell>
              <table:table-cell office:value-type="float" office:value="1.63512974051896">
                <text:p>1.63512974051896</text:p>
              </table:table-cell>
              <table:table-cell office:value-type="float" office:value="1.03467003473319">
                <text:p>1.03467003473319</text:p>
              </table:table-cell>
              <table:table-cell office:value-type="float" office:value="2.14942604132502">
                <text:p>2.14942604132502</text:p>
              </table:table-cell>
              <table:table-cell office:value-type="float" office:value="0.941609195402299">
                <text:p>0.941609195402299</text:p>
              </table:table-cell>
              <table:table-cell office:value-type="float" office:value="2.25597246127367">
                <text:p>2.25597246127367</text:p>
              </table:table-cell>
              <table:table-cell office:value-type="float" office:value="0.883830074173972">
                <text:p>0.883830074173972</text:p>
              </table:table-cell>
              <table:table-cell office:value-type="float" office:value="1.13698820263706">
                <text:p>1.13698820263706</text:p>
              </table:table-cell>
            </table:table-row>
            <table:table-row>
              <table:table-cell office:value-type="string">
                <text:p>262144</text:p>
              </table:table-cell>
              <table:table-cell office:value-type="float" office:value="1.16601725825105">
                <text:p>1.16601725825105</text:p>
              </table:table-cell>
              <table:table-cell office:value-type="float" office:value="1.45578941522741">
                <text:p>1.45578941522741</text:p>
              </table:table-cell>
              <table:table-cell office:value-type="float" office:value="1.43044854305359">
                <text:p>1.43044854305359</text:p>
              </table:table-cell>
              <table:table-cell office:value-type="float" office:value="1.86406883310816">
                <text:p>1.86406883310816</text:p>
              </table:table-cell>
              <table:table-cell office:value-type="float" office:value="1.482211919032">
                <text:p>1.482211919032</text:p>
              </table:table-cell>
              <table:table-cell office:value-type="float" office:value="3.20783162016642">
                <text:p>3.20783162016642</text:p>
              </table:table-cell>
              <table:table-cell office:value-type="float" office:value="1.51677370826824">
                <text:p>1.51677370826824</text:p>
              </table:table-cell>
              <table:table-cell office:value-type="float" office:value="1.21362962962963">
                <text:p>1.21362962962963</text:p>
              </table:table-cell>
            </table:table-row>
            <table:table-row>
              <table:table-cell office:value-type="string">
                <text:p>1048576</text:p>
              </table:table-cell>
              <table:table-cell office:value-type="float" office:value="1.41946907446765">
                <text:p>1.41946907446765</text:p>
              </table:table-cell>
              <table:table-cell office:value-type="float" office:value="3.10726011971789">
                <text:p>3.10726011971789</text:p>
              </table:table-cell>
              <table:table-cell office:value-type="float" office:value="2.57629050883271">
                <text:p>2.57629050883271</text:p>
              </table:table-cell>
              <table:table-cell office:value-type="float" office:value="4.52713927985494">
                <text:p>4.52713927985494</text:p>
              </table:table-cell>
              <table:table-cell office:value-type="float" office:value="3.10928715454869">
                <text:p>3.10928715454869</text:p>
              </table:table-cell>
              <table:table-cell office:value-type="float" office:value="3.18222815696033">
                <text:p>3.18222815696033</text:p>
              </table:table-cell>
              <table:table-cell office:value-type="float" office:value="2.98560974915293">
                <text:p>2.98560974915293</text:p>
              </table:table-cell>
              <table:table-cell office:value-type="float" office:value="2.03919799303786">
                <text:p>2.03919799303786</text:p>
              </table:table-cell>
            </table:table-row>
            <table:table-row>
              <table:table-cell office:value-type="string">
                <text:p>4194304</text:p>
              </table:table-cell>
              <table:table-cell office:value-type="float" office:value="1.75864752448678">
                <text:p>1.75864752448678</text:p>
              </table:table-cell>
              <table:table-cell office:value-type="float" office:value="3.87149845852794">
                <text:p>3.87149845852794</text:p>
              </table:table-cell>
              <table:table-cell office:value-type="float" office:value="3.71756363894207">
                <text:p>3.71756363894207</text:p>
              </table:table-cell>
              <table:table-cell office:value-type="float" office:value="4.55501569270534">
                <text:p>4.55501569270534</text:p>
              </table:table-cell>
              <table:table-cell office:value-type="float" office:value="4.11420051595437">
                <text:p>4.11420051595437</text:p>
              </table:table-cell>
              <table:table-cell office:value-type="float" office:value="4.60816313077489">
                <text:p>4.60816313077489</text:p>
              </table:table-cell>
              <table:table-cell office:value-type="float" office:value="4.52128320110383">
                <text:p>4.52128320110383</text:p>
              </table:table-cell>
              <table:table-cell office:value-type="float" office:value="4.64269553474574">
                <text:p>4.64269553474574</text:p>
              </table:table-cell>
            </table:table-row>
            <table:table-row>
              <table:table-cell office:value-type="string">
                <text:p>16777216</text:p>
              </table:table-cell>
              <table:table-cell office:value-type="float" office:value="1.92049744329987">
                <text:p>1.92049744329987</text:p>
              </table:table-cell>
              <table:table-cell office:value-type="float" office:value="3.84950393274411">
                <text:p>3.84950393274411</text:p>
              </table:table-cell>
              <table:table-cell office:value-type="float" office:value="3.94898328582626">
                <text:p>3.94898328582626</text:p>
              </table:table-cell>
              <table:table-cell office:value-type="float" office:value="4.77401231546718">
                <text:p>4.77401231546718</text:p>
              </table:table-cell>
              <table:table-cell office:value-type="float" office:value="4.30208190697448">
                <text:p>4.30208190697448</text:p>
              </table:table-cell>
              <table:table-cell office:value-type="float" office:value="4.73363015128687">
                <text:p>4.73363015128687</text:p>
              </table:table-cell>
              <table:table-cell office:value-type="float" office:value="4.81933569456773">
                <text:p>4.81933569456773</text:p>
              </table:table-cell>
              <table:table-cell office:value-type="float" office:value="4.84409026863465">
                <text:p>4.84409026863465</text:p>
              </table:table-cell>
            </table:table-row>
            <table:table-row>
              <table:table-cell office:value-type="string">
                <text:p>67108864</text:p>
              </table:table-cell>
              <table:table-cell office:value-type="float" office:value="1.9830802654317">
                <text:p>1.9830802654317</text:p>
              </table:table-cell>
              <table:table-cell office:value-type="float" office:value="3.89405078076721">
                <text:p>3.89405078076721</text:p>
              </table:table-cell>
              <table:table-cell office:value-type="float" office:value="4.12200658082642">
                <text:p>4.12200658082642</text:p>
              </table:table-cell>
              <table:table-cell office:value-type="float" office:value="4.77975872172943">
                <text:p>4.77975872172943</text:p>
              </table:table-cell>
              <table:table-cell office:value-type="float" office:value="4.61076881113529">
                <text:p>4.61076881113529</text:p>
              </table:table-cell>
              <table:table-cell office:value-type="float" office:value="4.79071167294398">
                <text:p>4.79071167294398</text:p>
              </table:table-cell>
              <table:table-cell office:value-type="float" office:value="4.82563938467203">
                <text:p>4.82563938467203</text:p>
              </table:table-cell>
              <table:table-cell office:value-type="float" office:value="4.93664233490731">
                <text:p>4.93664233490731</text:p>
              </table:table-cell>
            </table:table-row>
            <table:table-row>
              <table:table-cell office:value-type="string">
                <text:p>268435456</text:p>
              </table:table-cell>
              <table:table-cell office:value-type="float" office:value="1.97874366963061">
                <text:p>1.97874366963061</text:p>
              </table:table-cell>
              <table:table-cell office:value-type="float" office:value="3.86339515052514">
                <text:p>3.86339515052514</text:p>
              </table:table-cell>
              <table:table-cell office:value-type="float" office:value="4.33628410475557">
                <text:p>4.33628410475557</text:p>
              </table:table-cell>
              <table:table-cell office:value-type="float" office:value="4.91948803763828">
                <text:p>4.91948803763828</text:p>
              </table:table-cell>
              <table:table-cell office:value-type="float" office:value="4.87768168463484">
                <text:p>4.87768168463484</text:p>
              </table:table-cell>
              <table:table-cell office:value-type="float" office:value="4.9358961789368">
                <text:p>4.9358961789368</text:p>
              </table:table-cell>
              <table:table-cell office:value-type="float" office:value="4.88087449936279">
                <text:p>4.88087449936279</text:p>
              </table:table-cell>
              <table:table-cell office:value-type="float" office:value="4.93543153397736">
                <text:p>4.93543153397736</text:p>
              </table:table-cell>
            </table:table-row>
            <table:table-row>
              <table:table-cell office:value-type="string">
                <text:p>1073741824</text:p>
              </table:table-cell>
              <table:table-cell office:value-type="float" office:value="1.99295546176967">
                <text:p>1.99295546176967</text:p>
              </table:table-cell>
              <table:table-cell office:value-type="float" office:value="2.97692033686657">
                <text:p>2.97692033686657</text:p>
              </table:table-cell>
              <table:table-cell office:value-type="float" office:value="4.09452240821908">
                <text:p>4.09452240821908</text:p>
              </table:table-cell>
              <table:table-cell office:value-type="float" office:value="4.82502548913549">
                <text:p>4.82502548913549</text:p>
              </table:table-cell>
              <table:table-cell office:value-type="float" office:value="4.92661761071702">
                <text:p>4.92661761071702</text:p>
              </table:table-cell>
              <table:table-cell office:value-type="float" office:value="4.93295120262246">
                <text:p>4.93295120262246</text:p>
              </table:table-cell>
              <table:table-cell office:value-type="float" office:value="4.90534395323069">
                <text:p>4.90534395323069</text:p>
              </table:table-cell>
              <table:table-cell office:value-type="float" office:value="4.92803781824524">
                <text:p>4.9280378182452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math xmlns="http://www.w3.org/1998/Math/MathML" display="block">
  <semantics>
    <mrow>
      <mi>F</mi>
      <mo stretchy="false">=</mo>
      <mrow>
        <mfrac>
          <mi>n</mi>
          <mrow>
            <mi>n</mi>
            <mo stretchy="false">−</mo>
            <mn>1</mn>
          </mrow>
        </mfrac>
        <mo stretchy="false">⋅</mo>
        <mfrac>
          <mrow>
            <msub>
              <mi>T</mi>
              <mn>1</mn>
            </msub>
            <mo stretchy="false">−</mo>
            <msub>
              <mi>T</mi>
              <mi>n</mi>
            </msub>
          </mrow>
          <msub>
            <mi>T</mi>
            <mn>1</mn>
          </msub>
        </mfrac>
      </mrow>
      <mo stretchy="false">=</mo>
      <mrow>
        <mfrac>
          <mn>4</mn>
          <mrow>
            <mn>4</mn>
            <mo stretchy="false">−</mo>
            <mn>1</mn>
          </mrow>
        </mfrac>
        <mo stretchy="false">⋅</mo>
        <mfrac>
          <mrow>
            <mn>0.09865</mn>
            <mo stretchy="false">−</mo>
            <mn>0.043772</mn>
          </mrow>
          <mn>0.09865</mn>
        </mfrac>
      </mrow>
      <mo stretchy="false">=</mo>
      <mn>0.7417198</mn>
    </mrow>
    <annotation encoding="StarMath 5.0">F = {{n} over {n-1}} cdot { { T_{1} -  T_{n}} over { T_{1}} } = {{4} over {4-1}} cdot { { 0.09865 -  0.043772} over { 0.09865} } = 0.7417198</annotation>
  </semantics>
</math>
</file>

<file path=Object 5/content.xml><?xml version="1.0" encoding="utf-8"?>
<math xmlns="http://www.w3.org/1998/Math/MathML" display="block">
  <semantics>
    <mrow>
      <mi mathvariant="italic">max</mi>
      <mrow>
        <mi mathvariant="italic">Speedup</mi>
        <mo stretchy="false">=</mo>
        <mrow>
          <munder>
            <mi>lim</mi>
            <mrow>
              <mrow>
                <mi>x</mi>
                <mo stretchy="false">−</mo>
                <mrow/>
              </mrow>
              <mi mathvariant="italic">inf</mi>
            </mrow>
          </munder>
          <mi mathvariant="italic">Speedup</mi>
        </mrow>
        <mo stretchy="false">=</mo>
        <mfrac>
          <mn>1</mn>
          <msub>
            <mi>F</mi>
            <mi mathvariant="italic">paralel</mi>
          </msub>
        </mfrac>
        <mo stretchy="false">=</mo>
        <mfrac>
          <mn>1</mn>
          <mn>0.7417198</mn>
        </mfrac>
        <mo stretchy="false">=</mo>
        <mn>1.3482178</mn>
      </mrow>
    </mrow>
    <annotation encoding="StarMath 5.0">max Speedup = lim from{x-&gt; inf} Speedup = {1} over { F_{paralel}} = {1} over { 0.7417198} = 1.3482178</annotation>
  </semantics>
</math>
</file>